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4.149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4.018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4.143cm"/>
    </style:style>
    <style:style style:name="co9" style:family="table-column">
      <style:table-column-properties fo:break-before="auto" style:column-width="3.997cm"/>
    </style:style>
    <style:style style:name="co10" style:family="table-column">
      <style:table-column-properties fo:break-before="auto" style:column-width="3.993cm"/>
    </style:style>
    <style:style style:name="co11" style:family="table-column">
      <style:table-column-properties fo:break-before="auto" style:column-width="0.482cm"/>
    </style:style>
    <style:style style:name="co12" style:family="table-column">
      <style:table-column-properties fo:break-before="auto" style:column-width="3.983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0.489cm"/>
    </style:style>
    <style:style style:name="co15" style:family="table-column">
      <style:table-column-properties fo:break-before="auto" style:column-width="3.51cm"/>
    </style:style>
    <style:style style:name="co16" style:family="table-column">
      <style:table-column-properties fo:break-before="auto" style:column-width="0.49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8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7" table:number-columns-repeated="13" table:default-cell-style-name="Default"/>
        <table:table-column table:style-name="co18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NSL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IONOSPHERE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WDBC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HILLVALLEY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VOWEL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WINE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ACC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SEGMENTATION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ISOLET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VEHICLE</text:p>
          </table:table-cell>
          <table:covered-table-cell table:style-name="ce1"/>
          <table:covered-table-cell/>
          <table:table-cell table:style-name="ce5" office:value-type="string" calcext:value-type="string" table:number-columns-spanned="3" table:number-rows-spanned="1">
            <text:p>IOT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DIABETES</text:p>
          </table:table-cell>
          <table:covered-table-cell table:number-columns-repeated="2" table:style-name="ce5"/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36" table:number-rows-spanned="1">
            <text:p>ACCURACY</text:p>
          </table:table-cell>
          <table:covered-table-cell table:number-columns-repeated="2" table:style-name="ce1"/>
          <table:covered-table-cell table:number-columns-repeated="33"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table:style-name="Default" office:value-type="float" office:value="0.996906997142892" calcext:value-type="float">
            <text:p>0.996906997142892</text:p>
          </table:table-cell>
          <table:table-cell table:style-name="Default" office:value-type="float" office:value="0.000326387832578593" calcext:value-type="float">
            <text:p>0.000326387832578593</text:p>
          </table:table-cell>
          <table:table-cell office:value-type="float" office:value="41" calcext:value-type="float">
            <text:p>41</text:p>
          </table:table-cell>
          <table:table-cell office:value-type="float" office:value="0.929591036414566" calcext:value-type="float">
            <text:p>0.929591036414566</text:p>
          </table:table-cell>
          <table:table-cell office:value-type="float" office:value="0.0169831281951423" calcext:value-type="float">
            <text:p>0.0169831281951423</text:p>
          </table:table-cell>
          <table:table-cell office:value-type="float" office:value="33" calcext:value-type="float">
            <text:p>33</text:p>
          </table:table-cell>
          <table:table-cell office:value-type="float" office:value="0.958040840532804" calcext:value-type="float">
            <text:p>0.958040840532804</text:p>
          </table:table-cell>
          <table:table-cell office:value-type="float" office:value="0.0188647206201205" calcext:value-type="float">
            <text:p>0.0188647206201205</text:p>
          </table:table-cell>
          <table:table-cell office:value-type="float" office:value="31" calcext:value-type="float">
            <text:p>31</text:p>
          </table:table-cell>
          <table:table-cell office:value-type="float" office:value="0.522249589619701" calcext:value-type="float">
            <text:p>0.522249589619701</text:p>
          </table:table-cell>
          <table:table-cell office:value-type="float" office:value="0.0183946571676083" calcext:value-type="float">
            <text:p>0.0183946571676083</text:p>
          </table:table-cell>
          <table:table-cell office:value-type="float" office:value="100" calcext:value-type="float">
            <text:p>100</text:p>
          </table:table-cell>
          <table:table-cell office:value-type="float" office:value="0.908825271146343" calcext:value-type="float">
            <text:p>0.908825271146343</text:p>
          </table:table-cell>
          <table:table-cell office:value-type="float" office:value="0.010566305758452" calcext:value-type="float">
            <text:p>0.010566305758452</text:p>
          </table:table-cell>
          <table:table-cell office:value-type="float" office:value="12" calcext:value-type="float">
            <text:p>12</text:p>
          </table:table-cell>
          <table:table-cell office:value-type="float" office:value="0.976888888888889" calcext:value-type="float">
            <text:p>0.976888888888889</text:p>
          </table:table-cell>
          <table:table-cell office:value-type="float" office:value="0.0208909573443974" calcext:value-type="float">
            <text:p>0.0208909573443974</text:p>
          </table:table-cell>
          <table:table-cell office:value-type="float" office:value="13" calcext:value-type="float">
            <text:p>13</text:p>
          </table:table-cell>
          <table:table-cell office:value-type="float" office:value="0.999650466508816" calcext:value-type="float">
            <text:p>0.999650466508816</text:p>
          </table:table-cell>
          <table:table-cell office:value-type="float" office:value="0.0000589707947681855" calcext:value-type="float">
            <text:p>5.89707947681855E-05</text:p>
          </table:table-cell>
          <table:table-cell office:value-type="float" office:value="30" calcext:value-type="float">
            <text:p>30</text:p>
          </table:table-cell>
          <table:table-cell office:value-type="float" office:value="0.490196632388644" calcext:value-type="float">
            <text:p>0.490196632388644</text:p>
          </table:table-cell>
          <table:table-cell office:value-type="float" office:value="0.00800738989375696" calcext:value-type="float">
            <text:p>0.00800738989375696</text:p>
          </table:table-cell>
          <table:table-cell office:value-type="float" office:value="9" calcext:value-type="float">
            <text:p>9</text:p>
          </table:table-cell>
          <table:table-cell office:value-type="float" office:value="0.9254211677017" calcext:value-type="float">
            <text:p>0.9254211677017</text:p>
          </table:table-cell>
          <table:table-cell office:value-type="float" office:value="0.00606413653653942" calcext:value-type="float">
            <text:p>0.00606413653653942</text:p>
          </table:table-cell>
          <table:table-cell office:value-type="float" office:value="617" calcext:value-type="float">
            <text:p>617</text:p>
          </table:table-cell>
          <table:table-cell office:value-type="float" office:value="0.835438116446744" calcext:value-type="float">
            <text:p>0.835438116446744</text:p>
          </table:table-cell>
          <table:table-cell office:value-type="float" office:value="0.00629337118798919" calcext:value-type="float">
            <text:p>0.00629337118798919</text:p>
          </table:table-cell>
          <table:table-cell office:value-type="float" office:value="8" calcext:value-type="float">
            <text:p>8</text:p>
          </table:table-cell>
          <table:table-cell office:value-type="float" office:value="0.980669593320402" calcext:value-type="float">
            <text:p>0.980669593320402</text:p>
          </table:table-cell>
          <table:table-cell office:value-type="float" office:value="0.00051112390915548" calcext:value-type="float">
            <text:p>0.00051112390915548</text:p>
          </table:table-cell>
          <table:table-cell office:value-type="float" office:value="28" calcext:value-type="float">
            <text:p>28</text:p>
          </table:table-cell>
          <table:table-cell office:value-type="float" office:value="0.788875364706534" calcext:value-type="float">
            <text:p>0.788875364706534</text:p>
          </table:table-cell>
          <table:table-cell office:value-type="float" office:value="0.0195637734940428" calcext:value-type="float">
            <text:p>0.0195637734940428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VA</text:p>
          </table:table-cell>
          <table:table-cell office:value-type="float" office:value="0.997108725550105" calcext:value-type="float">
            <text:p>0.997108725550105</text:p>
          </table:table-cell>
          <table:table-cell office:value-type="float" office:value="0.000246323225292994" calcext:value-type="float">
            <text:p>0.000246323225292994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0.91337804068996" calcext:value-type="float">
            <text:p>0.91337804068996</text:p>
          </table:table-cell>
          <table:table-cell table:style-name="ce13" office:value-type="float" office:value="0.0153338465016699" calcext:value-type="float">
            <text:p>0.0153338465016699</text:p>
          </table:table-cell>
          <table:table-cell office:value-type="float" office:value="30" calcext:value-type="float">
            <text:p>30</text:p>
          </table:table-cell>
          <table:table-cell table:style-name="ce13" office:value-type="float" office:value="0.959904062728502" calcext:value-type="float">
            <text:p>0.959904062728502</text:p>
          </table:table-cell>
          <table:table-cell table:style-name="ce13" office:value-type="float" office:value="0.0122013671298208" calcext:value-type="float">
            <text:p>0.0122013671298208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0.522268663911397" calcext:value-type="float">
            <text:p>0.522268663911397</text:p>
          </table:table-cell>
          <table:table-cell table:style-name="ce13" office:value-type="float" office:value="0.0249758769073583" calcext:value-type="float">
            <text:p>0.0249758769073583</text:p>
          </table:table-cell>
          <table:table-cell office:value-type="float" office:value="90" calcext:value-type="float">
            <text:p>90</text:p>
          </table:table-cell>
          <table:table-cell table:style-name="ce13" office:value-type="float" office:value="0.829728611731369" calcext:value-type="float">
            <text:p>0.829728611731369</text:p>
          </table:table-cell>
          <table:table-cell table:style-name="ce13" office:value-type="float" office:value="0.039866050651788" calcext:value-type="float">
            <text:p>0.039866050651788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0.97576911976912" calcext:value-type="float">
            <text:p>0.97576911976912</text:p>
          </table:table-cell>
          <table:table-cell table:style-name="ce13" office:value-type="float" office:value="0.0166658018428448" calcext:value-type="float">
            <text:p>0.0166658018428448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0.999607070491568" calcext:value-type="float">
            <text:p>0.999607070491568</text:p>
          </table:table-cell>
          <table:table-cell table:style-name="ce13" office:value-type="float" office:value="0.0000642382539896206" calcext:value-type="float">
            <text:p>6.42382539896206E-0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0.476249702499889" calcext:value-type="float">
            <text:p>0.476249702499889</text:p>
          </table:table-cell>
          <table:table-cell table:style-name="ce13" office:value-type="float" office:value="0.014421195845022" calcext:value-type="float">
            <text:p>0.01442119584502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904447755209404" calcext:value-type="float">
            <text:p>0.904447755209404</text:p>
          </table:table-cell>
          <table:table-cell table:style-name="ce13" office:value-type="float" office:value="0.00733274146445604" calcext:value-type="float">
            <text:p>0.00733274146445604</text:p>
          </table:table-cell>
          <table:table-cell office:value-type="float" office:value="560" calcext:value-type="float">
            <text:p>560</text:p>
          </table:table-cell>
          <table:table-cell table:style-name="ce13" office:value-type="float" office:value="0.801797595403304" calcext:value-type="float">
            <text:p>0.801797595403304</text:p>
          </table:table-cell>
          <table:table-cell table:style-name="ce13" office:value-type="float" office:value="0.0310562494069414" calcext:value-type="float">
            <text:p>0.031056249406941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0.968505784840891" calcext:value-type="float">
            <text:p>0.968505784840891</text:p>
          </table:table-cell>
          <table:table-cell table:style-name="ce6" office:value-type="float" office:value="0.000550657845711358" calcext:value-type="float">
            <text:p>0.000550657845711358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0.789833750534705" calcext:value-type="float">
            <text:p>0.789833750534705</text:p>
          </table:table-cell>
          <table:table-cell table:style-name="ce13" office:value-type="float" office:value="0.0181476476503154" calcext:value-type="float">
            <text:p>0.0181476476503154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E</text:p>
          </table:table-cell>
          <table:table-cell office:value-type="float" office:value="0.99622630501872" calcext:value-type="float">
            <text:p>0.99622630501872</text:p>
          </table:table-cell>
          <table:table-cell office:value-type="float" office:value="0.000980726179313696" calcext:value-type="float">
            <text:p>0.000980726179313696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0.91489963880289" calcext:value-type="float">
            <text:p>0.91489963880289</text:p>
          </table:table-cell>
          <table:table-cell table:style-name="ce13" office:value-type="float" office:value="0.0329111072089877" calcext:value-type="float">
            <text:p>0.0329111072089877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0.958154350161024" calcext:value-type="float">
            <text:p>0.958154350161024</text:p>
          </table:table-cell>
          <table:table-cell table:style-name="ce13" office:value-type="float" office:value="0.0163664630755091" calcext:value-type="float">
            <text:p>0.0163664630755091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0.543324156039869" calcext:value-type="float">
            <text:p>0.543324156039869</text:p>
          </table:table-cell>
          <table:table-cell table:style-name="ce13" office:value-type="float" office:value="0.02920819195842" calcext:value-type="float">
            <text:p>0.02920819195842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900214859533191" calcext:value-type="float">
            <text:p>0.900214859533191</text:p>
          </table:table-cell>
          <table:table-cell table:style-name="ce13" office:value-type="float" office:value="0.0241697775391566" calcext:value-type="float">
            <text:p>0.0241697775391566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0.985141414141414" calcext:value-type="float">
            <text:p>0.985141414141414</text:p>
          </table:table-cell>
          <table:table-cell table:style-name="ce13" office:value-type="float" office:value="0.012877753969194" calcext:value-type="float">
            <text:p>0.012877753969194</text:p>
          </table:table-cell>
          <table:table-cell office:value-type="float" office:value="12" calcext:value-type="float">
            <text:p>12</text:p>
          </table:table-cell>
          <table:table-cell office:value-type="float" office:value="0.996454482399652" calcext:value-type="float">
            <text:p>0.996454482399652</text:p>
          </table:table-cell>
          <table:table-cell table:formula="of:=[.U3]+[.U4]" office:value-type="float" office:value="0.000123209048757806" calcext:value-type="float">
            <text:p>0.000123209048757806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0.485187926475252" calcext:value-type="float">
            <text:p>0.485187926475252</text:p>
          </table:table-cell>
          <table:table-cell table:style-name="ce13" office:value-type="float" office:value="0.00549934173237135" calcext:value-type="float">
            <text:p>0.00549934173237135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889705179589735" calcext:value-type="float">
            <text:p>0.889705179589735</text:p>
          </table:table-cell>
          <table:table-cell table:style-name="ce13" office:value-type="float" office:value="0.00821714451016373" calcext:value-type="float">
            <text:p>0.00821714451016373</text:p>
          </table:table-cell>
          <table:table-cell office:value-type="float" office:value="560" calcext:value-type="float">
            <text:p>560</text:p>
          </table:table-cell>
          <table:table-cell table:style-name="ce13" office:value-type="float" office:value="0.816063956818187" calcext:value-type="float">
            <text:p>0.816063956818187</text:p>
          </table:table-cell>
          <table:table-cell table:style-name="ce13" office:value-type="float" office:value="0.0147653587474139" calcext:value-type="float">
            <text:p>0.0147653587474139</text:p>
          </table:table-cell>
          <table:table-cell office:value-type="float" office:value="7" calcext:value-type="float">
            <text:p>7</text:p>
          </table:table-cell>
          <table:table-cell office:value-type="float" office:value="0.985160543069715" calcext:value-type="float">
            <text:p>0.985160543069715</text:p>
          </table:table-cell>
          <table:table-cell office:value-type="float" office:value="0.00805380519499129" calcext:value-type="float">
            <text:p>0.00805380519499129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0.790521356450141" calcext:value-type="float">
            <text:p>0.790521356450141</text:p>
          </table:table-cell>
          <table:table-cell table:style-name="ce13" office:value-type="float" office:value="0.032147455263944" calcext:value-type="float">
            <text:p>0.032147455263944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d-FiS</text:p>
          </table:table-cell>
          <table:table-cell office:value-type="float" office:value="0.996020010395845" calcext:value-type="float">
            <text:p>0.996020010395845</text:p>
          </table:table-cell>
          <table:table-cell office:value-type="float" office:value="0.00144179738770388" calcext:value-type="float">
            <text:p>0.00144179738770388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0.924521069831441" calcext:value-type="float">
            <text:p>0.924521069831441</text:p>
          </table:table-cell>
          <table:table-cell table:style-name="ce13" office:value-type="float" office:value="0.0160244408661795" calcext:value-type="float">
            <text:p>0.0160244408661795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0.958749468374496" calcext:value-type="float">
            <text:p>0.958749468374496</text:p>
          </table:table-cell>
          <table:table-cell table:style-name="ce13" office:value-type="float" office:value="0.0204183573743106" calcext:value-type="float">
            <text:p>0.0204183573743106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0.525244524895159" calcext:value-type="float">
            <text:p>0.525244524895159</text:p>
          </table:table-cell>
          <table:table-cell table:style-name="ce13" office:value-type="float" office:value="0.0277533035697209" calcext:value-type="float">
            <text:p>0.0277533035697209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0.903811152236194" calcext:value-type="float">
            <text:p>0.903811152236194</text:p>
          </table:table-cell>
          <table:table-cell table:style-name="ce13" office:value-type="float" office:value="0.0140504636490703" calcext:value-type="float">
            <text:p>0.0140504636490703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0.978333333333333" calcext:value-type="float">
            <text:p>0.978333333333333</text:p>
          </table:table-cell>
          <table:table-cell table:style-name="ce13" office:value-type="float" office:value="0.0333055439718263" calcext:value-type="float">
            <text:p>0.0333055439718263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0.99950768333318" calcext:value-type="float">
            <text:p>0.99950768333318</text:p>
          </table:table-cell>
          <table:table-cell table:style-name="ce13" office:value-type="float" office:value="0.000100853572451257" calcext:value-type="float">
            <text:p>0.000100853572451257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0.485939169830034" calcext:value-type="float">
            <text:p>0.485939169830034</text:p>
          </table:table-cell>
          <table:table-cell table:style-name="ce13" office:value-type="float" office:value="0.0131207724005808" calcext:value-type="float">
            <text:p>0.013120772400580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924737034835824" calcext:value-type="float">
            <text:p>0.924737034835824</text:p>
          </table:table-cell>
          <table:table-cell table:style-name="ce13" office:value-type="float" office:value="0.00331444735557452" calcext:value-type="float">
            <text:p>0.00331444735557452</text:p>
          </table:table-cell>
          <table:table-cell office:value-type="float" office:value="480" calcext:value-type="float">
            <text:p>480</text:p>
          </table:table-cell>
          <table:table-cell table:style-name="ce13" office:value-type="float" office:value="0.836650397464947" calcext:value-type="float">
            <text:p>0.836650397464947</text:p>
          </table:table-cell>
          <table:table-cell table:style-name="ce13" office:value-type="float" office:value="0.0086762903284525" calcext:value-type="float">
            <text:p>0.0086762903284525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981024573736937" calcext:value-type="float">
            <text:p>0.981024573736937</text:p>
          </table:table-cell>
          <table:table-cell table:style-name="ce13" office:value-type="float" office:value="0.000805384650811136" calcext:value-type="float">
            <text:p>0.000805384650811136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793158485018051" calcext:value-type="float">
            <text:p>0.793158485018051</text:p>
          </table:table-cell>
          <table:table-cell table:style-name="ce13" office:value-type="float" office:value="0.0191794160123936" calcext:value-type="float">
            <text:p>0.0191794160123936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d-MoFS</text:p>
          </table:table-cell>
          <table:table-cell office:value-type="float" office:value="0.996205337835182" calcext:value-type="float">
            <text:p>0.996205337835182</text:p>
          </table:table-cell>
          <table:table-cell office:value-type="float" office:value="0.000717087074574501" calcext:value-type="float">
            <text:p>0.000717087074574501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0.931963634576638" calcext:value-type="float">
            <text:p>0.931963634576638</text:p>
          </table:table-cell>
          <table:table-cell table:style-name="ce13" office:value-type="float" office:value="0.0229082596417738" calcext:value-type="float">
            <text:p>0.0229082596417738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0.965573197296486" calcext:value-type="float">
            <text:p>0.965573197296486</text:p>
          </table:table-cell>
          <table:table-cell table:style-name="ce13" office:value-type="float" office:value="0.00919818401878445" calcext:value-type="float">
            <text:p>0.00919818401878445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0.524258353244332" calcext:value-type="float">
            <text:p>0.524258353244332</text:p>
          </table:table-cell>
          <table:table-cell table:style-name="ce13" office:value-type="float" office:value="0.0310054407774886" calcext:value-type="float">
            <text:p>0.0310054407774886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0.904235626511663" calcext:value-type="float">
            <text:p>0.904235626511663</text:p>
          </table:table-cell>
          <table:table-cell table:style-name="ce13" office:value-type="float" office:value="0.0240759817697051" calcext:value-type="float">
            <text:p>0.0240759817697051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0.982666666666667" calcext:value-type="float">
            <text:p>0.982666666666667</text:p>
          </table:table-cell>
          <table:table-cell table:style-name="ce13" office:value-type="float" office:value="0.0159257536597057" calcext:value-type="float">
            <text:p>0.0159257536597057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0.999501504684533" calcext:value-type="float">
            <text:p>0.999501504684533</text:p>
          </table:table-cell>
          <table:table-cell table:style-name="ce13" office:value-type="float" office:value="0.0000753264163307056" calcext:value-type="float">
            <text:p>7.53264163307056E-05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0.486242540916777" calcext:value-type="float">
            <text:p>0.486242540916777</text:p>
          </table:table-cell>
          <table:table-cell table:style-name="ce13" office:value-type="float" office:value="0.0136838209853376" calcext:value-type="float">
            <text:p>0.0136838209853376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.922898990947488" calcext:value-type="float">
            <text:p>0.922898990947488</text:p>
          </table:table-cell>
          <table:table-cell table:style-name="ce13" office:value-type="float" office:value="0.00571143681733566" calcext:value-type="float">
            <text:p>0.00571143681733566</text:p>
          </table:table-cell>
          <table:table-cell office:value-type="float" office:value="480" calcext:value-type="float">
            <text:p>480</text:p>
          </table:table-cell>
          <table:table-cell table:style-name="ce13" office:value-type="float" office:value="0.842201511196358" calcext:value-type="float">
            <text:p>0.842201511196358</text:p>
          </table:table-cell>
          <table:table-cell table:style-name="ce13" office:value-type="float" office:value="0.00688542769615032" calcext:value-type="float">
            <text:p>0.0068854276961503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984288426921755" calcext:value-type="float">
            <text:p>0.984288426921755</text:p>
          </table:table-cell>
          <table:table-cell table:style-name="ce13" office:value-type="float" office:value="0.000903693266667392" calcext:value-type="float">
            <text:p>0.00090369326666739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806868333321822" calcext:value-type="float">
            <text:p>0.806868333321822</text:p>
          </table:table-cell>
          <table:table-cell table:style-name="ce13" office:value-type="float" office:value="0.0216417382115056" calcext:value-type="float">
            <text:p>0.0216417382115056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6" table:number-rows-spanned="1">
            <text:p>PRECISION</text:p>
          </table:table-cell>
          <table:covered-table-cell table:number-columns-repeated="2" table:style-name="ce1"/>
          <table:covered-table-cell table:number-columns-repeated="33"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table:style-name="Default" office:value-type="float" office:value="0.996913406743995" calcext:value-type="float">
            <text:p>0.996913406743995</text:p>
          </table:table-cell>
          <table:table-cell table:style-name="Default" office:value-type="float" office:value="0.000324789379644508" calcext:value-type="float">
            <text:p>0.000324789379644508</text:p>
          </table:table-cell>
          <table:table-cell table:formula="of:=[.D3]" office:value-type="float" office:value="41" calcext:value-type="float">
            <text:p>41</text:p>
          </table:table-cell>
          <table:table-cell office:value-type="float" office:value="0.936662769886918" calcext:value-type="float">
            <text:p>0.936662769886918</text:p>
          </table:table-cell>
          <table:table-cell office:value-type="float" office:value="0.0162919984292661" calcext:value-type="float">
            <text:p>0.0162919984292661</text:p>
          </table:table-cell>
          <table:table-cell table:formula="of:=[.G3]" office:value-type="float" office:value="33" calcext:value-type="float">
            <text:p>33</text:p>
          </table:table-cell>
          <table:table-cell office:value-type="float" office:value="0.961186478712186" calcext:value-type="float">
            <text:p>0.961186478712186</text:p>
          </table:table-cell>
          <table:table-cell office:value-type="float" office:value="0.0169215622881664" calcext:value-type="float">
            <text:p>0.0169215622881664</text:p>
          </table:table-cell>
          <table:table-cell table:formula="of:=[.J3]" office:value-type="float" office:value="31" calcext:value-type="float">
            <text:p>31</text:p>
          </table:table-cell>
          <table:table-cell office:value-type="float" office:value="0.535874826383844" calcext:value-type="float">
            <text:p>0.535874826383844</text:p>
          </table:table-cell>
          <table:table-cell office:value-type="float" office:value="0.020521537431922" calcext:value-type="float">
            <text:p>0.020521537431922</text:p>
          </table:table-cell>
          <table:table-cell table:formula="of:=[.M3]" office:value-type="float" office:value="100" calcext:value-type="float">
            <text:p>100</text:p>
          </table:table-cell>
          <table:table-cell office:value-type="float" office:value="0.921900479826079" calcext:value-type="float">
            <text:p>0.921900479826079</text:p>
          </table:table-cell>
          <table:table-cell office:value-type="float" office:value="0.0115030402891108" calcext:value-type="float">
            <text:p>0.0115030402891108</text:p>
          </table:table-cell>
          <table:table-cell table:formula="of:=[.P3]" office:value-type="float" office:value="12" calcext:value-type="float">
            <text:p>12</text:p>
          </table:table-cell>
          <table:table-cell office:value-type="float" office:value="0.981265740740741" calcext:value-type="float">
            <text:p>0.981265740740741</text:p>
          </table:table-cell>
          <table:table-cell office:value-type="float" office:value="0.0162262224741895" calcext:value-type="float">
            <text:p>0.0162262224741895</text:p>
          </table:table-cell>
          <table:table-cell table:formula="of:=[.S3]" office:value-type="float" office:value="13" calcext:value-type="float">
            <text:p>13</text:p>
          </table:table-cell>
          <table:table-cell office:value-type="float" office:value="0.999650632426686" calcext:value-type="float">
            <text:p>0.999650632426686</text:p>
          </table:table-cell>
          <table:table-cell office:value-type="float" office:value="0.0000589462909567326" calcext:value-type="float">
            <text:p>5.89462909567326E-05</text:p>
          </table:table-cell>
          <table:table-cell table:formula="of:=[.V3]" office:value-type="float" office:value="30" calcext:value-type="float">
            <text:p>30</text:p>
          </table:table-cell>
          <table:table-cell office:value-type="float" office:value="0.489899245819104" calcext:value-type="float">
            <text:p>0.489899245819104</text:p>
          </table:table-cell>
          <table:table-cell office:value-type="float" office:value="0.00931207571244505" calcext:value-type="float">
            <text:p>0.00931207571244505</text:p>
          </table:table-cell>
          <table:table-cell table:formula="of:=[.Y3]" office:value-type="float" office:value="9" calcext:value-type="float">
            <text:p>9</text:p>
          </table:table-cell>
          <table:table-cell office:value-type="float" office:value="0.93232453014444" calcext:value-type="float">
            <text:p>0.93232453014444</text:p>
          </table:table-cell>
          <table:table-cell office:value-type="float" office:value="0.00550082728754184" calcext:value-type="float">
            <text:p>0.00550082728754184</text:p>
          </table:table-cell>
          <table:table-cell table:formula="of:=[.AB3]" office:value-type="float" office:value="617" calcext:value-type="float">
            <text:p>617</text:p>
          </table:table-cell>
          <table:table-cell office:value-type="float" office:value="0.835948565670137" calcext:value-type="float">
            <text:p>0.835948565670137</text:p>
          </table:table-cell>
          <table:table-cell office:value-type="float" office:value="0.0061848933043821" calcext:value-type="float">
            <text:p>0.0061848933043821</text:p>
          </table:table-cell>
          <table:table-cell table:formula="of:=[.AE3]" office:value-type="float" office:value="8" calcext:value-type="float">
            <text:p>8</text:p>
          </table:table-cell>
          <table:table-cell office:value-type="float" office:value="0.981157739399086" calcext:value-type="float">
            <text:p>0.981157739399086</text:p>
          </table:table-cell>
          <table:table-cell office:value-type="float" office:value="0.000486125165196" calcext:value-type="float">
            <text:p>0.000486125165196</text:p>
          </table:table-cell>
          <table:table-cell table:formula="of:=[.AH3]" office:value-type="float" office:value="28" calcext:value-type="float">
            <text:p>28</text:p>
          </table:table-cell>
          <table:table-cell office:value-type="float" office:value="0.798264995197806" calcext:value-type="float">
            <text:p>0.798264995197806</text:p>
          </table:table-cell>
          <table:table-cell office:value-type="float" office:value="0.0199517415976143" calcext:value-type="float">
            <text:p>0.0199517415976143</text:p>
          </table:table-cell>
          <table:table-cell table:formula="of:=[.AK3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NOVA</text:p>
          </table:table-cell>
          <table:table-cell office:value-type="float" office:value="0.997113547930166" calcext:value-type="float">
            <text:p>0.997113547930166</text:p>
          </table:table-cell>
          <table:table-cell office:value-type="float" office:value="0.000245757766998934" calcext:value-type="float">
            <text:p>0.000245757766998934</text:p>
          </table:table-cell>
          <table:table-cell table:formula="of:=[.D4]" office:value-type="float" office:value="37" calcext:value-type="float">
            <text:p>37</text:p>
          </table:table-cell>
          <table:table-cell table:style-name="ce13" office:value-type="float" office:value="0.925542281855046" calcext:value-type="float">
            <text:p>0.925542281855046</text:p>
          </table:table-cell>
          <table:table-cell table:style-name="ce13" office:value-type="float" office:value="0.0145291235242105" calcext:value-type="float">
            <text:p>0.0145291235242105</text:p>
          </table:table-cell>
          <table:table-cell table:formula="of:=[.G4]" office:value-type="float" office:value="30" calcext:value-type="float">
            <text:p>30</text:p>
          </table:table-cell>
          <table:table-cell table:style-name="ce13" office:value-type="float" office:value="0.962205681360408" calcext:value-type="float">
            <text:p>0.962205681360408</text:p>
          </table:table-cell>
          <table:table-cell table:style-name="ce13" office:value-type="float" office:value="0.0114646333101303" calcext:value-type="float">
            <text:p>0.0114646333101303</text:p>
          </table:table-cell>
          <table:table-cell table:formula="of:=[.J4]" office:value-type="float" office:value="16" calcext:value-type="float">
            <text:p>16</text:p>
          </table:table-cell>
          <table:table-cell table:style-name="ce13" office:value-type="float" office:value="0.53544284083212" calcext:value-type="float">
            <text:p>0.53544284083212</text:p>
          </table:table-cell>
          <table:table-cell table:style-name="ce13" office:value-type="float" office:value="0.0252917975661066" calcext:value-type="float">
            <text:p>0.0252917975661066</text:p>
          </table:table-cell>
          <table:table-cell table:formula="of:=[.M4]" office:value-type="float" office:value="90" calcext:value-type="float">
            <text:p>90</text:p>
          </table:table-cell>
          <table:table-cell table:style-name="ce13" office:value-type="float" office:value="0.849509098590841" calcext:value-type="float">
            <text:p>0.849509098590841</text:p>
          </table:table-cell>
          <table:table-cell table:style-name="ce13" office:value-type="float" office:value="0.0389411881394593" calcext:value-type="float">
            <text:p>0.0389411881394593</text:p>
          </table:table-cell>
          <table:table-cell table:formula="of:=[.P4]" office:value-type="float" office:value="6" calcext:value-type="float">
            <text:p>6</text:p>
          </table:table-cell>
          <table:table-cell table:style-name="ce13" office:value-type="float" office:value="0.98591847041847" calcext:value-type="float">
            <text:p>0.98591847041847</text:p>
          </table:table-cell>
          <table:table-cell table:style-name="ce13" office:value-type="float" office:value="0.0114224756345838" calcext:value-type="float">
            <text:p>0.0114224756345838</text:p>
          </table:table-cell>
          <table:table-cell table:formula="of:=[.S4]" office:value-type="float" office:value="11" calcext:value-type="float">
            <text:p>11</text:p>
          </table:table-cell>
          <table:table-cell table:style-name="ce13" office:value-type="float" office:value="0.999607198092757" calcext:value-type="float">
            <text:p>0.999607198092757</text:p>
          </table:table-cell>
          <table:table-cell table:style-name="ce13" office:value-type="float" office:value="0.0000642347556665063" calcext:value-type="float">
            <text:p>6.42347556665063E-05</text:p>
          </table:table-cell>
          <table:table-cell table:formula="of:=[.V4]" office:value-type="float" office:value="25" calcext:value-type="float">
            <text:p>25</text:p>
          </table:table-cell>
          <table:table-cell table:style-name="ce13" office:value-type="float" office:value="0.47513642807653" calcext:value-type="float">
            <text:p>0.47513642807653</text:p>
          </table:table-cell>
          <table:table-cell table:style-name="ce13" office:value-type="float" office:value="0.0165681693699809" calcext:value-type="float">
            <text:p>0.0165681693699809</text:p>
          </table:table-cell>
          <table:table-cell table:formula="of:=[.Y4]" office:value-type="float" office:value="8" calcext:value-type="float">
            <text:p>8</text:p>
          </table:table-cell>
          <table:table-cell table:style-name="ce13" office:value-type="float" office:value="0.914888670695551" calcext:value-type="float">
            <text:p>0.914888670695551</text:p>
          </table:table-cell>
          <table:table-cell table:style-name="ce13" office:value-type="float" office:value="0.00630791860948825" calcext:value-type="float">
            <text:p>0.00630791860948825</text:p>
          </table:table-cell>
          <table:table-cell table:formula="of:=[.AB4]" office:value-type="float" office:value="560" calcext:value-type="float">
            <text:p>560</text:p>
          </table:table-cell>
          <table:table-cell table:style-name="ce13" office:value-type="float" office:value="0.807957653934863" calcext:value-type="float">
            <text:p>0.807957653934863</text:p>
          </table:table-cell>
          <table:table-cell table:style-name="ce13" office:value-type="float" office:value="0.0286151231312693" calcext:value-type="float">
            <text:p>0.0286151231312693</text:p>
          </table:table-cell>
          <table:table-cell table:formula="of:=[.AE4]" office:value-type="float" office:value="7" calcext:value-type="float">
            <text:p>7</text:p>
          </table:table-cell>
          <table:table-cell table:style-name="ce6" office:value-type="float" office:value="0.969772315568859" calcext:value-type="float">
            <text:p>0.969772315568859</text:p>
          </table:table-cell>
          <table:table-cell table:style-name="ce6" office:value-type="float" office:value="0.000506878920299883" calcext:value-type="float">
            <text:p>0.000506878920299883</text:p>
          </table:table-cell>
          <table:table-cell table:formula="of:=[.AH4]" office:value-type="float" office:value="19" calcext:value-type="float">
            <text:p>19</text:p>
          </table:table-cell>
          <table:table-cell table:style-name="ce13" office:value-type="float" office:value="0.796016788059254" calcext:value-type="float">
            <text:p>0.796016788059254</text:p>
          </table:table-cell>
          <table:table-cell table:style-name="ce13" office:value-type="float" office:value="0.0179402972156539" calcext:value-type="float">
            <text:p>0.0179402972156539</text:p>
          </table:table-cell>
          <table:table-cell table:formula="of:=[.AK4]"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</text:p>
          </table:table-cell>
          <table:table-cell office:value-type="float" office:value="0.996233385413919" calcext:value-type="float">
            <text:p>0.996233385413919</text:p>
          </table:table-cell>
          <table:table-cell office:value-type="float" office:value="0.000982195610262407" calcext:value-type="float">
            <text:p>0.000982195610262407</text:p>
          </table:table-cell>
          <table:table-cell table:formula="of:=[.D5]" office:value-type="float" office:value="32" calcext:value-type="float">
            <text:p>32</text:p>
          </table:table-cell>
          <table:table-cell table:style-name="ce13" office:value-type="float" office:value="0.921254271702001" calcext:value-type="float">
            <text:p>0.921254271702001</text:p>
          </table:table-cell>
          <table:table-cell table:style-name="ce13" office:value-type="float" office:value="0.0293885154945584" calcext:value-type="float">
            <text:p>0.0293885154945584</text:p>
          </table:table-cell>
          <table:table-cell table:formula="of:=[.G5]" office:value-type="float" office:value="32" calcext:value-type="float">
            <text:p>32</text:p>
          </table:table-cell>
          <table:table-cell table:style-name="ce13" office:value-type="float" office:value="0.96019875889647" calcext:value-type="float">
            <text:p>0.96019875889647</text:p>
          </table:table-cell>
          <table:table-cell table:style-name="ce13" office:value-type="float" office:value="0.0155939491920704" calcext:value-type="float">
            <text:p>0.0155939491920704</text:p>
          </table:table-cell>
          <table:table-cell table:formula="of:=[.J5]" office:value-type="float" office:value="16" calcext:value-type="float">
            <text:p>16</text:p>
          </table:table-cell>
          <table:table-cell table:style-name="ce13" office:value-type="float" office:value="0.559152640035315" calcext:value-type="float">
            <text:p>0.559152640035315</text:p>
          </table:table-cell>
          <table:table-cell table:style-name="ce13" office:value-type="float" office:value="0.0380214977887653" calcext:value-type="float">
            <text:p>0.0380214977887653</text:p>
          </table:table-cell>
          <table:table-cell table:formula="of:=[.M5]" office:value-type="float" office:value="5" calcext:value-type="float">
            <text:p>5</text:p>
          </table:table-cell>
          <table:table-cell table:style-name="ce13" office:value-type="float" office:value="0.912762818644861" calcext:value-type="float">
            <text:p>0.912762818644861</text:p>
          </table:table-cell>
          <table:table-cell table:style-name="ce13" office:value-type="float" office:value="0.0199045316522173" calcext:value-type="float">
            <text:p>0.0199045316522173</text:p>
          </table:table-cell>
          <table:table-cell table:formula="of:=[.P5]" office:value-type="float" office:value="11" calcext:value-type="float">
            <text:p>11</text:p>
          </table:table-cell>
          <table:table-cell table:style-name="ce13" office:value-type="float" office:value="0.989884319384319" calcext:value-type="float">
            <text:p>0.989884319384319</text:p>
          </table:table-cell>
          <table:table-cell table:style-name="ce13" office:value-type="float" office:value="0.00873735529767855" calcext:value-type="float">
            <text:p>0.00873735529767855</text:p>
          </table:table-cell>
          <table:table-cell table:formula="of:=[.S5]" office:value-type="float" office:value="12" calcext:value-type="float">
            <text:p>12</text:p>
          </table:table-cell>
          <table:table-cell office:value-type="float" office:value="0.996481137425532" calcext:value-type="float">
            <text:p>0.996481137425532</text:p>
          </table:table-cell>
          <table:table-cell table:formula="of:=[.U9]+[.U10]" office:value-type="float" office:value="0.000123181046623239" calcext:value-type="float">
            <text:p>0.000123181046623239</text:p>
          </table:table-cell>
          <table:table-cell table:formula="of:=[.V5]" office:value-type="float" office:value="20" calcext:value-type="float">
            <text:p>20</text:p>
          </table:table-cell>
          <table:table-cell table:style-name="ce13" office:value-type="float" office:value="0.483565967368132" calcext:value-type="float">
            <text:p>0.483565967368132</text:p>
          </table:table-cell>
          <table:table-cell table:style-name="ce13" office:value-type="float" office:value="0.00555344411192173" calcext:value-type="float">
            <text:p>0.00555344411192173</text:p>
          </table:table-cell>
          <table:table-cell table:formula="of:=[.Y5]" office:value-type="float" office:value="8" calcext:value-type="float">
            <text:p>8</text:p>
          </table:table-cell>
          <table:table-cell table:style-name="ce13" office:value-type="float" office:value="0.904420437243774" calcext:value-type="float">
            <text:p>0.904420437243774</text:p>
          </table:table-cell>
          <table:table-cell table:style-name="ce13" office:value-type="float" office:value="0.0061772096576463" calcext:value-type="float">
            <text:p>0.0061772096576463</text:p>
          </table:table-cell>
          <table:table-cell table:formula="of:=[.AB5]" office:value-type="float" office:value="560" calcext:value-type="float">
            <text:p>560</text:p>
          </table:table-cell>
          <table:table-cell table:style-name="ce13" office:value-type="float" office:value="0.816586560795421" calcext:value-type="float">
            <text:p>0.816586560795421</text:p>
          </table:table-cell>
          <table:table-cell table:style-name="ce13" office:value-type="float" office:value="0.0152675747076084" calcext:value-type="float">
            <text:p>0.0152675747076084</text:p>
          </table:table-cell>
          <table:table-cell table:formula="of:=[.AE5]" office:value-type="float" office:value="7" calcext:value-type="float">
            <text:p>7</text:p>
          </table:table-cell>
          <table:table-cell office:value-type="float" office:value="0.985550623679043" calcext:value-type="float">
            <text:p>0.985550623679043</text:p>
          </table:table-cell>
          <table:table-cell office:value-type="float" office:value="0.00765330821514065" calcext:value-type="float">
            <text:p>0.00765330821514065</text:p>
          </table:table-cell>
          <table:table-cell table:formula="of:=[.AH5]" office:value-type="float" office:value="13" calcext:value-type="float">
            <text:p>13</text:p>
          </table:table-cell>
          <table:table-cell table:style-name="ce13" office:value-type="float" office:value="0.800534431605837" calcext:value-type="float">
            <text:p>0.800534431605837</text:p>
          </table:table-cell>
          <table:table-cell table:style-name="ce13" office:value-type="float" office:value="0.0299078410904411" calcext:value-type="float">
            <text:p>0.0299078410904411</text:p>
          </table:table-cell>
          <table:table-cell table:formula="of:=[.AK5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FiS</text:p>
          </table:table-cell>
          <table:table-cell office:value-type="float" office:value="0.996041081757159" calcext:value-type="float">
            <text:p>0.996041081757159</text:p>
          </table:table-cell>
          <table:table-cell office:value-type="float" office:value="0.00141817656237359" calcext:value-type="float">
            <text:p>0.00141817656237359</text:p>
          </table:table-cell>
          <table:table-cell table:formula="of:=[.D6]" office:value-type="float" office:value="25" calcext:value-type="float">
            <text:p>25</text:p>
          </table:table-cell>
          <table:table-cell table:style-name="ce13" office:value-type="float" office:value="0.933904502205502" calcext:value-type="float">
            <text:p>0.933904502205502</text:p>
          </table:table-cell>
          <table:table-cell table:style-name="ce13" office:value-type="float" office:value="0.0151227664511854" calcext:value-type="float">
            <text:p>0.0151227664511854</text:p>
          </table:table-cell>
          <table:table-cell table:formula="of:=[.G6]" office:value-type="float" office:value="22" calcext:value-type="float">
            <text:p>22</text:p>
          </table:table-cell>
          <table:table-cell table:style-name="ce13" office:value-type="float" office:value="0.961886264332425" calcext:value-type="float">
            <text:p>0.961886264332425</text:p>
          </table:table-cell>
          <table:table-cell table:style-name="ce13" office:value-type="float" office:value="0.0187148271112781" calcext:value-type="float">
            <text:p>0.0187148271112781</text:p>
          </table:table-cell>
          <table:table-cell table:formula="of:=[.J6]" office:value-type="float" office:value="18" calcext:value-type="float">
            <text:p>18</text:p>
          </table:table-cell>
          <table:table-cell table:style-name="ce13" office:value-type="float" office:value="0.540106366752828" calcext:value-type="float">
            <text:p>0.540106366752828</text:p>
          </table:table-cell>
          <table:table-cell table:style-name="ce13" office:value-type="float" office:value="0.0316274740449242" calcext:value-type="float">
            <text:p>0.0316274740449242</text:p>
          </table:table-cell>
          <table:table-cell table:formula="of:=[.M6]" office:value-type="float" office:value="10" calcext:value-type="float">
            <text:p>10</text:p>
          </table:table-cell>
          <table:table-cell table:style-name="ce13" office:value-type="float" office:value="0.917124099081312" calcext:value-type="float">
            <text:p>0.917124099081312</text:p>
          </table:table-cell>
          <table:table-cell table:style-name="ce13" office:value-type="float" office:value="0.0142427972026844" calcext:value-type="float">
            <text:p>0.0142427972026844</text:p>
          </table:table-cell>
          <table:table-cell table:formula="of:=[.P6]" office:value-type="float" office:value="11" calcext:value-type="float">
            <text:p>11</text:p>
          </table:table-cell>
          <table:table-cell table:style-name="ce13" office:value-type="float" office:value="0.984643518518519" calcext:value-type="float">
            <text:p>0.984643518518519</text:p>
          </table:table-cell>
          <table:table-cell table:style-name="ce13" office:value-type="float" office:value="0.0231611079462165" calcext:value-type="float">
            <text:p>0.0231611079462165</text:p>
          </table:table-cell>
          <table:table-cell table:formula="of:=[.S6]" office:value-type="float" office:value="9" calcext:value-type="float">
            <text:p>9</text:p>
          </table:table-cell>
          <table:table-cell table:style-name="ce13" office:value-type="float" office:value="0.999507844955989" calcext:value-type="float">
            <text:p>0.999507844955989</text:p>
          </table:table-cell>
          <table:table-cell table:style-name="ce13" office:value-type="float" office:value="0.000100799844894927" calcext:value-type="float">
            <text:p>0.000100799844894927</text:p>
          </table:table-cell>
          <table:table-cell table:formula="of:=[.V6]" office:value-type="float" office:value="22" calcext:value-type="float">
            <text:p>22</text:p>
          </table:table-cell>
          <table:table-cell table:style-name="ce13" office:value-type="float" office:value="0.483589133343863" calcext:value-type="float">
            <text:p>0.483589133343863</text:p>
          </table:table-cell>
          <table:table-cell table:style-name="ce13" office:value-type="float" office:value="0.0141214600384998" calcext:value-type="float">
            <text:p>0.0141214600384998</text:p>
          </table:table-cell>
          <table:table-cell table:formula="of:=[.Y6]" office:value-type="float" office:value="8" calcext:value-type="float">
            <text:p>8</text:p>
          </table:table-cell>
          <table:table-cell table:style-name="ce13" office:value-type="float" office:value="0.931869172686955" calcext:value-type="float">
            <text:p>0.931869172686955</text:p>
          </table:table-cell>
          <table:table-cell table:style-name="ce13" office:value-type="float" office:value="0.00379220895158996" calcext:value-type="float">
            <text:p>0.00379220895158996</text:p>
          </table:table-cell>
          <table:table-cell table:formula="of:=[.AB6]" office:value-type="float" office:value="480" calcext:value-type="float">
            <text:p>480</text:p>
          </table:table-cell>
          <table:table-cell table:style-name="ce13" office:value-type="float" office:value="0.83708348643755" calcext:value-type="float">
            <text:p>0.83708348643755</text:p>
          </table:table-cell>
          <table:table-cell table:style-name="ce13" office:value-type="float" office:value="0.00863057595486558" calcext:value-type="float">
            <text:p>0.00863057595486558</text:p>
          </table:table-cell>
          <table:table-cell table:formula="of:=[.AE6]" office:value-type="float" office:value="7" calcext:value-type="float">
            <text:p>7</text:p>
          </table:table-cell>
          <table:table-cell table:style-name="ce13" office:value-type="float" office:value="0.981495820303817" calcext:value-type="float">
            <text:p>0.981495820303817</text:p>
          </table:table-cell>
          <table:table-cell table:style-name="ce13" office:value-type="float" office:value="0.000766137175233901" calcext:value-type="float">
            <text:p>0.000766137175233901</text:p>
          </table:table-cell>
          <table:table-cell table:formula="of:=[.AH6]" office:value-type="float" office:value="7" calcext:value-type="float">
            <text:p>7</text:p>
          </table:table-cell>
          <table:table-cell table:style-name="ce13" office:value-type="float" office:value="0.802038756885494" calcext:value-type="float">
            <text:p>0.802038756885494</text:p>
          </table:table-cell>
          <table:table-cell table:style-name="ce13" office:value-type="float" office:value="0.0198431441342021" calcext:value-type="float">
            <text:p>0.0198431441342021</text:p>
          </table:table-cell>
          <table:table-cell table:formula="of:=[.AK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MoFS</text:p>
          </table:table-cell>
          <table:table-cell office:value-type="float" office:value="0.996212939696277" calcext:value-type="float">
            <text:p>0.996212939696277</text:p>
          </table:table-cell>
          <table:table-cell office:value-type="float" office:value="0.000715869693182871" calcext:value-type="float">
            <text:p>0.000715869693182871</text:p>
          </table:table-cell>
          <table:table-cell table:formula="of:=[.D7]" office:value-type="float" office:value="24" calcext:value-type="float">
            <text:p>24</text:p>
          </table:table-cell>
          <table:table-cell table:style-name="ce13" office:value-type="float" office:value="0.939064235414855" calcext:value-type="float">
            <text:p>0.939064235414855</text:p>
          </table:table-cell>
          <table:table-cell table:style-name="ce13" office:value-type="float" office:value="0.0202876594497999" calcext:value-type="float">
            <text:p>0.0202876594497999</text:p>
          </table:table-cell>
          <table:table-cell table:formula="of:=[.G7]" office:value-type="float" office:value="25" calcext:value-type="float">
            <text:p>25</text:p>
          </table:table-cell>
          <table:table-cell table:style-name="ce13" office:value-type="float" office:value="0.967682858368757" calcext:value-type="float">
            <text:p>0.967682858368757</text:p>
          </table:table-cell>
          <table:table-cell table:style-name="ce13" office:value-type="float" office:value="0.00883475915910204" calcext:value-type="float">
            <text:p>0.00883475915910204</text:p>
          </table:table-cell>
          <table:table-cell table:formula="of:=[.J7]" office:value-type="float" office:value="12" calcext:value-type="float">
            <text:p>12</text:p>
          </table:table-cell>
          <table:table-cell table:style-name="ce13" office:value-type="float" office:value="0.53856246286681" calcext:value-type="float">
            <text:p>0.53856246286681</text:p>
          </table:table-cell>
          <table:table-cell table:style-name="ce13" office:value-type="float" office:value="0.0325949473905946" calcext:value-type="float">
            <text:p>0.0325949473905946</text:p>
          </table:table-cell>
          <table:table-cell table:formula="of:=[.M7]" office:value-type="float" office:value="10" calcext:value-type="float">
            <text:p>10</text:p>
          </table:table-cell>
          <table:table-cell table:style-name="ce13" office:value-type="float" office:value="0.921895334237528" calcext:value-type="float">
            <text:p>0.921895334237528</text:p>
          </table:table-cell>
          <table:table-cell table:style-name="ce13" office:value-type="float" office:value="0.0186252136182538" calcext:value-type="float">
            <text:p>0.0186252136182538</text:p>
          </table:table-cell>
          <table:table-cell table:formula="of:=[.P7]" office:value-type="float" office:value="10" calcext:value-type="float">
            <text:p>10</text:p>
          </table:table-cell>
          <table:table-cell table:style-name="ce13" office:value-type="float" office:value="0.987055555555556" calcext:value-type="float">
            <text:p>0.987055555555556</text:p>
          </table:table-cell>
          <table:table-cell table:style-name="ce13" office:value-type="float" office:value="0.0118583460217001" calcext:value-type="float">
            <text:p>0.0118583460217001</text:p>
          </table:table-cell>
          <table:table-cell table:formula="of:=[.S7]" office:value-type="float" office:value="10" calcext:value-type="float">
            <text:p>10</text:p>
          </table:table-cell>
          <table:table-cell table:style-name="ce13" office:value-type="float" office:value="0.999501720980458" calcext:value-type="float">
            <text:p>0.999501720980458</text:p>
          </table:table-cell>
          <table:table-cell table:style-name="ce13" office:value-type="float" office:value="0.0000752854887012187" calcext:value-type="float">
            <text:p>7.52854887012187E-05</text:p>
          </table:table-cell>
          <table:table-cell table:formula="of:=[.V7]" office:value-type="float" office:value="19" calcext:value-type="float">
            <text:p>19</text:p>
          </table:table-cell>
          <table:table-cell table:style-name="ce13" office:value-type="float" office:value="0.48540775241145" calcext:value-type="float">
            <text:p>0.48540775241145</text:p>
          </table:table-cell>
          <table:table-cell table:style-name="ce13" office:value-type="float" office:value="0.0144936632294921" calcext:value-type="float">
            <text:p>0.0144936632294921</text:p>
          </table:table-cell>
          <table:table-cell table:formula="of:=[.Y7]" office:value-type="float" office:value="8" calcext:value-type="float">
            <text:p>8</text:p>
          </table:table-cell>
          <table:table-cell table:style-name="ce13" office:value-type="float" office:value="0.929691647465086" calcext:value-type="float">
            <text:p>0.929691647465086</text:p>
          </table:table-cell>
          <table:table-cell table:style-name="ce13" office:value-type="float" office:value="0.00506336179052802" calcext:value-type="float">
            <text:p>0.00506336179052802</text:p>
          </table:table-cell>
          <table:table-cell table:formula="of:=[.AB7]" office:value-type="float" office:value="480" calcext:value-type="float">
            <text:p>480</text:p>
          </table:table-cell>
          <table:table-cell table:style-name="ce13" office:value-type="float" office:value="0.842770548973438" calcext:value-type="float">
            <text:p>0.842770548973438</text:p>
          </table:table-cell>
          <table:table-cell table:style-name="ce13" office:value-type="float" office:value="0.00675600617614251" calcext:value-type="float">
            <text:p>0.00675600617614251</text:p>
          </table:table-cell>
          <table:table-cell table:formula="of:=[.AE7]" office:value-type="float" office:value="7" calcext:value-type="float">
            <text:p>7</text:p>
          </table:table-cell>
          <table:table-cell table:style-name="ce13" office:value-type="float" office:value="0.984613320339153" calcext:value-type="float">
            <text:p>0.984613320339153</text:p>
          </table:table-cell>
          <table:table-cell table:style-name="ce13" office:value-type="float" office:value="0.00086665946826829" calcext:value-type="float">
            <text:p>0.00086665946826829</text:p>
          </table:table-cell>
          <table:table-cell table:formula="of:=[.AH7]" office:value-type="float" office:value="7" calcext:value-type="float">
            <text:p>7</text:p>
          </table:table-cell>
          <table:table-cell table:style-name="ce13" office:value-type="float" office:value="0.811361044964914" calcext:value-type="float">
            <text:p>0.811361044964914</text:p>
          </table:table-cell>
          <table:table-cell table:style-name="ce13" office:value-type="float" office:value="0.0241985426245734" calcext:value-type="float">
            <text:p>0.0241985426245734</text:p>
          </table:table-cell>
          <table:table-cell table:formula="of:=[.AK7]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36" table:number-rows-spanned="1">
            <text:p>RECALL</text:p>
          </table:table-cell>
          <table:covered-table-cell table:number-columns-repeated="2" table:style-name="ce1"/>
          <table:covered-table-cell table:number-columns-repeated="33"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table:style-name="Default" office:value-type="float" office:value="0.996906997142892" calcext:value-type="float">
            <text:p>0.996906997142892</text:p>
          </table:table-cell>
          <table:table-cell table:style-name="Default" office:value-type="float" office:value="0.000326387832578593" calcext:value-type="float">
            <text:p>0.000326387832578593</text:p>
          </table:table-cell>
          <table:table-cell table:formula="of:=[.D9]" office:value-type="float" office:value="41" calcext:value-type="float">
            <text:p>41</text:p>
          </table:table-cell>
          <table:table-cell office:value-type="float" office:value="0.929591036414566" calcext:value-type="float">
            <text:p>0.929591036414566</text:p>
          </table:table-cell>
          <table:table-cell office:value-type="float" office:value="0.0169831281951423" calcext:value-type="float">
            <text:p>0.0169831281951423</text:p>
          </table:table-cell>
          <table:table-cell table:formula="of:=[.G9]" office:value-type="float" office:value="33" calcext:value-type="float">
            <text:p>33</text:p>
          </table:table-cell>
          <table:table-cell office:value-type="float" office:value="0.958040840532804" calcext:value-type="float">
            <text:p>0.958040840532804</text:p>
          </table:table-cell>
          <table:table-cell office:value-type="float" office:value="0.0188647206201205" calcext:value-type="float">
            <text:p>0.0188647206201205</text:p>
          </table:table-cell>
          <table:table-cell table:formula="of:=[.J9]" office:value-type="float" office:value="31" calcext:value-type="float">
            <text:p>31</text:p>
          </table:table-cell>
          <table:table-cell office:value-type="float" office:value="0.522249589619701" calcext:value-type="float">
            <text:p>0.522249589619701</text:p>
          </table:table-cell>
          <table:table-cell office:value-type="float" office:value="0.0183946571676083" calcext:value-type="float">
            <text:p>0.0183946571676083</text:p>
          </table:table-cell>
          <table:table-cell table:formula="of:=[.M9]" office:value-type="float" office:value="100" calcext:value-type="float">
            <text:p>100</text:p>
          </table:table-cell>
          <table:table-cell office:value-type="float" office:value="0.908825271146343" calcext:value-type="float">
            <text:p>0.908825271146343</text:p>
          </table:table-cell>
          <table:table-cell office:value-type="float" office:value="0.010566305758452" calcext:value-type="float">
            <text:p>0.010566305758452</text:p>
          </table:table-cell>
          <table:table-cell table:formula="of:=[.P9]" office:value-type="float" office:value="12" calcext:value-type="float">
            <text:p>12</text:p>
          </table:table-cell>
          <table:table-cell office:value-type="float" office:value="0.976888888888889" calcext:value-type="float">
            <text:p>0.976888888888889</text:p>
          </table:table-cell>
          <table:table-cell office:value-type="float" office:value="0.0208909573443974" calcext:value-type="float">
            <text:p>0.0208909573443974</text:p>
          </table:table-cell>
          <table:table-cell table:formula="of:=[.S9]" office:value-type="float" office:value="13" calcext:value-type="float">
            <text:p>13</text:p>
          </table:table-cell>
          <table:table-cell office:value-type="float" office:value="0.999650466508816" calcext:value-type="float">
            <text:p>0.999650466508816</text:p>
          </table:table-cell>
          <table:table-cell office:value-type="float" office:value="0.0000589707947681855" calcext:value-type="float">
            <text:p>5.89707947681855E-05</text:p>
          </table:table-cell>
          <table:table-cell table:formula="of:=[.V9]" office:value-type="float" office:value="30" calcext:value-type="float">
            <text:p>30</text:p>
          </table:table-cell>
          <table:table-cell office:value-type="float" office:value="0.490196632388644" calcext:value-type="float">
            <text:p>0.490196632388644</text:p>
          </table:table-cell>
          <table:table-cell office:value-type="float" office:value="0.00800738989375696" calcext:value-type="float">
            <text:p>0.00800738989375696</text:p>
          </table:table-cell>
          <table:table-cell table:formula="of:=[.Y9]" office:value-type="float" office:value="9" calcext:value-type="float">
            <text:p>9</text:p>
          </table:table-cell>
          <table:table-cell office:value-type="float" office:value="0.9254211677017" calcext:value-type="float">
            <text:p>0.9254211677017</text:p>
          </table:table-cell>
          <table:table-cell office:value-type="float" office:value="0.00606413653653942" calcext:value-type="float">
            <text:p>0.00606413653653942</text:p>
          </table:table-cell>
          <table:table-cell table:formula="of:=[.AB9]" office:value-type="float" office:value="617" calcext:value-type="float">
            <text:p>617</text:p>
          </table:table-cell>
          <table:table-cell office:value-type="float" office:value="0.835438116446744" calcext:value-type="float">
            <text:p>0.835438116446744</text:p>
          </table:table-cell>
          <table:table-cell office:value-type="float" office:value="0.00629337118798919" calcext:value-type="float">
            <text:p>0.00629337118798919</text:p>
          </table:table-cell>
          <table:table-cell table:formula="of:=[.AE9]" office:value-type="float" office:value="8" calcext:value-type="float">
            <text:p>8</text:p>
          </table:table-cell>
          <table:table-cell office:value-type="float" office:value="0.980669593320402" calcext:value-type="float">
            <text:p>0.980669593320402</text:p>
          </table:table-cell>
          <table:table-cell office:value-type="float" office:value="0.00051112390915548" calcext:value-type="float">
            <text:p>0.00051112390915548</text:p>
          </table:table-cell>
          <table:table-cell table:formula="of:=[.AH9]" office:value-type="float" office:value="28" calcext:value-type="float">
            <text:p>28</text:p>
          </table:table-cell>
          <table:table-cell office:value-type="float" office:value="0.788875364706534" calcext:value-type="float">
            <text:p>0.788875364706534</text:p>
          </table:table-cell>
          <table:table-cell office:value-type="float" office:value="0.0195637734940428" calcext:value-type="float">
            <text:p>0.0195637734940428</text:p>
          </table:table-cell>
          <table:table-cell table:formula="of:=[.AK9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NOVA</text:p>
          </table:table-cell>
          <table:table-cell office:value-type="float" office:value="0.997108725550105" calcext:value-type="float">
            <text:p>0.997108725550105</text:p>
          </table:table-cell>
          <table:table-cell office:value-type="float" office:value="0.000246323225292994" calcext:value-type="float">
            <text:p>0.000246323225292994</text:p>
          </table:table-cell>
          <table:table-cell table:formula="of:=[.D10]" office:value-type="float" office:value="37" calcext:value-type="float">
            <text:p>37</text:p>
          </table:table-cell>
          <table:table-cell table:style-name="ce13" office:value-type="float" office:value="0.91489963880289" calcext:value-type="float">
            <text:p>0.91489963880289</text:p>
          </table:table-cell>
          <table:table-cell table:style-name="ce13" office:value-type="float" office:value="0.0153338465016699" calcext:value-type="float">
            <text:p>0.0153338465016699</text:p>
          </table:table-cell>
          <table:table-cell table:formula="of:=[.G10]" office:value-type="float" office:value="30" calcext:value-type="float">
            <text:p>30</text:p>
          </table:table-cell>
          <table:table-cell table:style-name="ce13" office:value-type="float" office:value="0.959904062728502" calcext:value-type="float">
            <text:p>0.959904062728502</text:p>
          </table:table-cell>
          <table:table-cell table:style-name="ce13" office:value-type="float" office:value="0.0122013671298208" calcext:value-type="float">
            <text:p>0.0122013671298208</text:p>
          </table:table-cell>
          <table:table-cell table:formula="of:=[.J10]" office:value-type="float" office:value="16" calcext:value-type="float">
            <text:p>16</text:p>
          </table:table-cell>
          <table:table-cell table:style-name="ce13" office:value-type="float" office:value="0.522268663911397" calcext:value-type="float">
            <text:p>0.522268663911397</text:p>
          </table:table-cell>
          <table:table-cell table:style-name="ce13" office:value-type="float" office:value="0.0249758769073583" calcext:value-type="float">
            <text:p>0.0249758769073583</text:p>
          </table:table-cell>
          <table:table-cell table:formula="of:=[.M10]" office:value-type="float" office:value="90" calcext:value-type="float">
            <text:p>90</text:p>
          </table:table-cell>
          <table:table-cell table:style-name="ce13" office:value-type="float" office:value="0.829728611731369" calcext:value-type="float">
            <text:p>0.829728611731369</text:p>
          </table:table-cell>
          <table:table-cell table:style-name="ce13" office:value-type="float" office:value="0.039866050651788" calcext:value-type="float">
            <text:p>0.039866050651788</text:p>
          </table:table-cell>
          <table:table-cell table:formula="of:=[.P10]" office:value-type="float" office:value="6" calcext:value-type="float">
            <text:p>6</text:p>
          </table:table-cell>
          <table:table-cell table:style-name="ce13" office:value-type="float" office:value="0.97576911976912" calcext:value-type="float">
            <text:p>0.97576911976912</text:p>
          </table:table-cell>
          <table:table-cell table:style-name="ce13" office:value-type="float" office:value="0.0166658018428448" calcext:value-type="float">
            <text:p>0.0166658018428448</text:p>
          </table:table-cell>
          <table:table-cell table:formula="of:=[.S10]" office:value-type="float" office:value="11" calcext:value-type="float">
            <text:p>11</text:p>
          </table:table-cell>
          <table:table-cell table:style-name="ce13" office:value-type="float" office:value="0.999607070491568" calcext:value-type="float">
            <text:p>0.999607070491568</text:p>
          </table:table-cell>
          <table:table-cell table:style-name="ce13" office:value-type="float" office:value="0.0000642382539896206" calcext:value-type="float">
            <text:p>6.42382539896206E-05</text:p>
          </table:table-cell>
          <table:table-cell table:formula="of:=[.V10]" office:value-type="float" office:value="25" calcext:value-type="float">
            <text:p>25</text:p>
          </table:table-cell>
          <table:table-cell table:style-name="ce13" office:value-type="float" office:value="0.476249702499889" calcext:value-type="float">
            <text:p>0.476249702499889</text:p>
          </table:table-cell>
          <table:table-cell table:style-name="ce13" office:value-type="float" office:value="0.014421195845022" calcext:value-type="float">
            <text:p>0.014421195845022</text:p>
          </table:table-cell>
          <table:table-cell table:formula="of:=[.Y10]" office:value-type="float" office:value="8" calcext:value-type="float">
            <text:p>8</text:p>
          </table:table-cell>
          <table:table-cell table:style-name="ce13" office:value-type="float" office:value="0.904447755209404" calcext:value-type="float">
            <text:p>0.904447755209404</text:p>
          </table:table-cell>
          <table:table-cell table:style-name="ce13" office:value-type="float" office:value="0.00733274146445604" calcext:value-type="float">
            <text:p>0.00733274146445604</text:p>
          </table:table-cell>
          <table:table-cell table:formula="of:=[.AB10]" office:value-type="float" office:value="560" calcext:value-type="float">
            <text:p>560</text:p>
          </table:table-cell>
          <table:table-cell table:style-name="ce13" office:value-type="float" office:value="0.801797595403304" calcext:value-type="float">
            <text:p>0.801797595403304</text:p>
          </table:table-cell>
          <table:table-cell table:style-name="ce13" office:value-type="float" office:value="0.0310562494069414" calcext:value-type="float">
            <text:p>0.0310562494069414</text:p>
          </table:table-cell>
          <table:table-cell table:formula="of:=[.AE10]" office:value-type="float" office:value="7" calcext:value-type="float">
            <text:p>7</text:p>
          </table:table-cell>
          <table:table-cell table:style-name="ce6" office:value-type="float" office:value="0.968505784840891" calcext:value-type="float">
            <text:p>0.968505784840891</text:p>
          </table:table-cell>
          <table:table-cell table:style-name="ce6" office:value-type="float" office:value="0.000550657845711358" calcext:value-type="float">
            <text:p>0.000550657845711358</text:p>
          </table:table-cell>
          <table:table-cell table:formula="of:=[.AH10]" office:value-type="float" office:value="19" calcext:value-type="float">
            <text:p>19</text:p>
          </table:table-cell>
          <table:table-cell table:style-name="ce13" office:value-type="float" office:value="0.789833750534705" calcext:value-type="float">
            <text:p>0.789833750534705</text:p>
          </table:table-cell>
          <table:table-cell table:style-name="ce13" office:value-type="float" office:value="0.0181476476503154" calcext:value-type="float">
            <text:p>0.0181476476503154</text:p>
          </table:table-cell>
          <table:table-cell table:formula="of:=[.AK10]"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</text:p>
          </table:table-cell>
          <table:table-cell office:value-type="float" office:value="0.99622630501872" calcext:value-type="float">
            <text:p>0.99622630501872</text:p>
          </table:table-cell>
          <table:table-cell office:value-type="float" office:value="0.000980726179313696" calcext:value-type="float">
            <text:p>0.000980726179313696</text:p>
          </table:table-cell>
          <table:table-cell table:formula="of:=[.D11]" office:value-type="float" office:value="32" calcext:value-type="float">
            <text:p>32</text:p>
          </table:table-cell>
          <table:table-cell table:style-name="ce13" office:value-type="float" office:value="0.91337804068996" calcext:value-type="float">
            <text:p>0.91337804068996</text:p>
          </table:table-cell>
          <table:table-cell table:style-name="ce13" office:value-type="float" office:value="0.0329111072089877" calcext:value-type="float">
            <text:p>0.0329111072089877</text:p>
          </table:table-cell>
          <table:table-cell table:formula="of:=[.G11]" office:value-type="float" office:value="32" calcext:value-type="float">
            <text:p>32</text:p>
          </table:table-cell>
          <table:table-cell table:style-name="ce13" office:value-type="float" office:value="0.958154350161024" calcext:value-type="float">
            <text:p>0.958154350161024</text:p>
          </table:table-cell>
          <table:table-cell table:style-name="ce13" office:value-type="float" office:value="0.0163664630755091" calcext:value-type="float">
            <text:p>0.0163664630755091</text:p>
          </table:table-cell>
          <table:table-cell table:formula="of:=[.J11]" office:value-type="float" office:value="16" calcext:value-type="float">
            <text:p>16</text:p>
          </table:table-cell>
          <table:table-cell table:style-name="ce13" office:value-type="float" office:value="0.543324156039869" calcext:value-type="float">
            <text:p>0.543324156039869</text:p>
          </table:table-cell>
          <table:table-cell table:style-name="ce13" office:value-type="float" office:value="0.02920819195842" calcext:value-type="float">
            <text:p>0.02920819195842</text:p>
          </table:table-cell>
          <table:table-cell table:formula="of:=[.M11]" office:value-type="float" office:value="5" calcext:value-type="float">
            <text:p>5</text:p>
          </table:table-cell>
          <table:table-cell table:style-name="ce13" office:value-type="float" office:value="0.900214859533191" calcext:value-type="float">
            <text:p>0.900214859533191</text:p>
          </table:table-cell>
          <table:table-cell table:style-name="ce13" office:value-type="float" office:value="0.0241697775391566" calcext:value-type="float">
            <text:p>0.0241697775391566</text:p>
          </table:table-cell>
          <table:table-cell table:formula="of:=[.P11]" office:value-type="float" office:value="11" calcext:value-type="float">
            <text:p>11</text:p>
          </table:table-cell>
          <table:table-cell table:style-name="ce13" office:value-type="float" office:value="0.985141414141414" calcext:value-type="float">
            <text:p>0.985141414141414</text:p>
          </table:table-cell>
          <table:table-cell table:style-name="ce13" office:value-type="float" office:value="0.012877753969194" calcext:value-type="float">
            <text:p>0.012877753969194</text:p>
          </table:table-cell>
          <table:table-cell table:formula="of:=[.S11]" office:value-type="float" office:value="12" calcext:value-type="float">
            <text:p>12</text:p>
          </table:table-cell>
          <table:table-cell office:value-type="float" office:value="0.996454482399652" calcext:value-type="float">
            <text:p>0.996454482399652</text:p>
          </table:table-cell>
          <table:table-cell table:formula="of:=[.U15]+[.U16]" office:value-type="float" office:value="0.000123209048757806" calcext:value-type="float">
            <text:p>0.000123209048757806</text:p>
          </table:table-cell>
          <table:table-cell table:formula="of:=[.V11]" office:value-type="float" office:value="20" calcext:value-type="float">
            <text:p>20</text:p>
          </table:table-cell>
          <table:table-cell table:style-name="ce13" office:value-type="float" office:value="0.485187926475252" calcext:value-type="float">
            <text:p>0.485187926475252</text:p>
          </table:table-cell>
          <table:table-cell table:style-name="ce13" office:value-type="float" office:value="0.00549934173237135" calcext:value-type="float">
            <text:p>0.00549934173237135</text:p>
          </table:table-cell>
          <table:table-cell table:formula="of:=[.Y11]" office:value-type="float" office:value="8" calcext:value-type="float">
            <text:p>8</text:p>
          </table:table-cell>
          <table:table-cell table:style-name="ce13" office:value-type="float" office:value="0.889705179589735" calcext:value-type="float">
            <text:p>0.889705179589735</text:p>
          </table:table-cell>
          <table:table-cell table:style-name="ce13" office:value-type="float" office:value="0.00821714451016373" calcext:value-type="float">
            <text:p>0.00821714451016373</text:p>
          </table:table-cell>
          <table:table-cell table:formula="of:=[.AB11]" office:value-type="float" office:value="560" calcext:value-type="float">
            <text:p>560</text:p>
          </table:table-cell>
          <table:table-cell table:style-name="ce13" office:value-type="float" office:value="0.816063956818187" calcext:value-type="float">
            <text:p>0.816063956818187</text:p>
          </table:table-cell>
          <table:table-cell table:style-name="ce13" office:value-type="float" office:value="0.0147653587474139" calcext:value-type="float">
            <text:p>0.0147653587474139</text:p>
          </table:table-cell>
          <table:table-cell table:formula="of:=[.AE11]" office:value-type="float" office:value="7" calcext:value-type="float">
            <text:p>7</text:p>
          </table:table-cell>
          <table:table-cell office:value-type="float" office:value="0.985160543069715" calcext:value-type="float">
            <text:p>0.985160543069715</text:p>
          </table:table-cell>
          <table:table-cell office:value-type="float" office:value="0.00805380519499129" calcext:value-type="float">
            <text:p>0.00805380519499129</text:p>
          </table:table-cell>
          <table:table-cell table:formula="of:=[.AH11]" office:value-type="float" office:value="13" calcext:value-type="float">
            <text:p>13</text:p>
          </table:table-cell>
          <table:table-cell table:style-name="ce13" office:value-type="float" office:value="0.790521356450141" calcext:value-type="float">
            <text:p>0.790521356450141</text:p>
          </table:table-cell>
          <table:table-cell table:style-name="ce13" office:value-type="float" office:value="0.032147455263944" calcext:value-type="float">
            <text:p>0.032147455263944</text:p>
          </table:table-cell>
          <table:table-cell table:formula="of:=[.AK11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FiS</text:p>
          </table:table-cell>
          <table:table-cell office:value-type="float" office:value="0.996020010395845" calcext:value-type="float">
            <text:p>0.996020010395845</text:p>
          </table:table-cell>
          <table:table-cell office:value-type="float" office:value="0.00144179738770388" calcext:value-type="float">
            <text:p>0.00144179738770388</text:p>
          </table:table-cell>
          <table:table-cell table:formula="of:=[.D12]" office:value-type="float" office:value="25" calcext:value-type="float">
            <text:p>25</text:p>
          </table:table-cell>
          <table:table-cell table:style-name="ce13" office:value-type="float" office:value="0.924521069831441" calcext:value-type="float">
            <text:p>0.924521069831441</text:p>
          </table:table-cell>
          <table:table-cell table:style-name="ce13" office:value-type="float" office:value="0.0160244408661795" calcext:value-type="float">
            <text:p>0.0160244408661795</text:p>
          </table:table-cell>
          <table:table-cell table:formula="of:=[.G12]" office:value-type="float" office:value="22" calcext:value-type="float">
            <text:p>22</text:p>
          </table:table-cell>
          <table:table-cell table:style-name="ce13" office:value-type="float" office:value="0.958749468374496" calcext:value-type="float">
            <text:p>0.958749468374496</text:p>
          </table:table-cell>
          <table:table-cell table:style-name="ce13" office:value-type="float" office:value="0.0204183573743106" calcext:value-type="float">
            <text:p>0.0204183573743106</text:p>
          </table:table-cell>
          <table:table-cell table:formula="of:=[.J12]" office:value-type="float" office:value="18" calcext:value-type="float">
            <text:p>18</text:p>
          </table:table-cell>
          <table:table-cell table:style-name="ce13" office:value-type="float" office:value="0.525244524895159" calcext:value-type="float">
            <text:p>0.525244524895159</text:p>
          </table:table-cell>
          <table:table-cell table:style-name="ce13" office:value-type="float" office:value="0.0277533035697209" calcext:value-type="float">
            <text:p>0.0277533035697209</text:p>
          </table:table-cell>
          <table:table-cell table:formula="of:=[.M12]" office:value-type="float" office:value="10" calcext:value-type="float">
            <text:p>10</text:p>
          </table:table-cell>
          <table:table-cell table:style-name="ce13" office:value-type="float" office:value="0.903811152236194" calcext:value-type="float">
            <text:p>0.903811152236194</text:p>
          </table:table-cell>
          <table:table-cell table:style-name="ce13" office:value-type="float" office:value="0.0140504636490703" calcext:value-type="float">
            <text:p>0.0140504636490703</text:p>
          </table:table-cell>
          <table:table-cell table:formula="of:=[.P12]" office:value-type="float" office:value="11" calcext:value-type="float">
            <text:p>11</text:p>
          </table:table-cell>
          <table:table-cell table:style-name="ce13" office:value-type="float" office:value="0.978333333333333" calcext:value-type="float">
            <text:p>0.978333333333333</text:p>
          </table:table-cell>
          <table:table-cell table:style-name="ce13" office:value-type="float" office:value="0.0333055439718263" calcext:value-type="float">
            <text:p>0.0333055439718263</text:p>
          </table:table-cell>
          <table:table-cell table:formula="of:=[.S12]" office:value-type="float" office:value="9" calcext:value-type="float">
            <text:p>9</text:p>
          </table:table-cell>
          <table:table-cell table:style-name="ce13" office:value-type="float" office:value="0.99950768333318" calcext:value-type="float">
            <text:p>0.99950768333318</text:p>
          </table:table-cell>
          <table:table-cell table:style-name="ce13" office:value-type="float" office:value="0.000100853572451257" calcext:value-type="float">
            <text:p>0.000100853572451257</text:p>
          </table:table-cell>
          <table:table-cell table:formula="of:=[.V12]" office:value-type="float" office:value="22" calcext:value-type="float">
            <text:p>22</text:p>
          </table:table-cell>
          <table:table-cell table:style-name="ce13" office:value-type="float" office:value="0.485939169830034" calcext:value-type="float">
            <text:p>0.485939169830034</text:p>
          </table:table-cell>
          <table:table-cell table:style-name="ce13" office:value-type="float" office:value="0.0131207724005808" calcext:value-type="float">
            <text:p>0.0131207724005808</text:p>
          </table:table-cell>
          <table:table-cell table:formula="of:=[.Y12]" office:value-type="float" office:value="8" calcext:value-type="float">
            <text:p>8</text:p>
          </table:table-cell>
          <table:table-cell table:style-name="ce13" office:value-type="float" office:value="0.924737034835824" calcext:value-type="float">
            <text:p>0.924737034835824</text:p>
          </table:table-cell>
          <table:table-cell table:style-name="ce13" office:value-type="float" office:value="0.00331444735557452" calcext:value-type="float">
            <text:p>0.00331444735557452</text:p>
          </table:table-cell>
          <table:table-cell table:formula="of:=[.AB12]" office:value-type="float" office:value="480" calcext:value-type="float">
            <text:p>480</text:p>
          </table:table-cell>
          <table:table-cell table:style-name="ce13" office:value-type="float" office:value="0.836650397464947" calcext:value-type="float">
            <text:p>0.836650397464947</text:p>
          </table:table-cell>
          <table:table-cell table:style-name="ce13" office:value-type="float" office:value="0.0086762903284525" calcext:value-type="float">
            <text:p>0.0086762903284525</text:p>
          </table:table-cell>
          <table:table-cell table:formula="of:=[.AE12]" office:value-type="float" office:value="7" calcext:value-type="float">
            <text:p>7</text:p>
          </table:table-cell>
          <table:table-cell table:style-name="ce13" office:value-type="float" office:value="0.981024573736937" calcext:value-type="float">
            <text:p>0.981024573736937</text:p>
          </table:table-cell>
          <table:table-cell table:style-name="ce13" office:value-type="float" office:value="0.000805384650811136" calcext:value-type="float">
            <text:p>0.000805384650811136</text:p>
          </table:table-cell>
          <table:table-cell table:formula="of:=[.AH12]" office:value-type="float" office:value="7" calcext:value-type="float">
            <text:p>7</text:p>
          </table:table-cell>
          <table:table-cell table:style-name="ce13" office:value-type="float" office:value="0.793158485018051" calcext:value-type="float">
            <text:p>0.793158485018051</text:p>
          </table:table-cell>
          <table:table-cell table:style-name="ce13" office:value-type="float" office:value="0.0191794160123936" calcext:value-type="float">
            <text:p>0.0191794160123936</text:p>
          </table:table-cell>
          <table:table-cell table:formula="of:=[.AK12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MoFS</text:p>
          </table:table-cell>
          <table:table-cell office:value-type="float" office:value="0.996205337835182" calcext:value-type="float">
            <text:p>0.996205337835182</text:p>
          </table:table-cell>
          <table:table-cell office:value-type="float" office:value="0.000717087074574501" calcext:value-type="float">
            <text:p>0.000717087074574501</text:p>
          </table:table-cell>
          <table:table-cell table:formula="of:=[.D13]" office:value-type="float" office:value="24" calcext:value-type="float">
            <text:p>24</text:p>
          </table:table-cell>
          <table:table-cell table:style-name="ce13" office:value-type="float" office:value="0.931963634576638" calcext:value-type="float">
            <text:p>0.931963634576638</text:p>
          </table:table-cell>
          <table:table-cell table:style-name="ce13" office:value-type="float" office:value="0.0229082596417738" calcext:value-type="float">
            <text:p>0.0229082596417738</text:p>
          </table:table-cell>
          <table:table-cell table:formula="of:=[.G13]" office:value-type="float" office:value="25" calcext:value-type="float">
            <text:p>25</text:p>
          </table:table-cell>
          <table:table-cell table:style-name="ce13" office:value-type="float" office:value="0.965573197296486" calcext:value-type="float">
            <text:p>0.965573197296486</text:p>
          </table:table-cell>
          <table:table-cell table:style-name="ce13" office:value-type="float" office:value="0.00919818401878445" calcext:value-type="float">
            <text:p>0.00919818401878445</text:p>
          </table:table-cell>
          <table:table-cell table:formula="of:=[.J13]" office:value-type="float" office:value="12" calcext:value-type="float">
            <text:p>12</text:p>
          </table:table-cell>
          <table:table-cell table:style-name="ce13" office:value-type="float" office:value="0.524258353244332" calcext:value-type="float">
            <text:p>0.524258353244332</text:p>
          </table:table-cell>
          <table:table-cell table:style-name="ce13" office:value-type="float" office:value="0.0310054407774886" calcext:value-type="float">
            <text:p>0.0310054407774886</text:p>
          </table:table-cell>
          <table:table-cell table:formula="of:=[.M13]" office:value-type="float" office:value="10" calcext:value-type="float">
            <text:p>10</text:p>
          </table:table-cell>
          <table:table-cell table:style-name="ce13" office:value-type="float" office:value="0.904235626511663" calcext:value-type="float">
            <text:p>0.904235626511663</text:p>
          </table:table-cell>
          <table:table-cell table:style-name="ce13" office:value-type="float" office:value="0.0240759817697051" calcext:value-type="float">
            <text:p>0.0240759817697051</text:p>
          </table:table-cell>
          <table:table-cell table:formula="of:=[.P13]" office:value-type="float" office:value="10" calcext:value-type="float">
            <text:p>10</text:p>
          </table:table-cell>
          <table:table-cell table:style-name="ce13" office:value-type="float" office:value="0.982666666666667" calcext:value-type="float">
            <text:p>0.982666666666667</text:p>
          </table:table-cell>
          <table:table-cell table:style-name="ce13" office:value-type="float" office:value="0.0159257536597057" calcext:value-type="float">
            <text:p>0.0159257536597057</text:p>
          </table:table-cell>
          <table:table-cell table:formula="of:=[.S13]" office:value-type="float" office:value="10" calcext:value-type="float">
            <text:p>10</text:p>
          </table:table-cell>
          <table:table-cell table:style-name="ce13" office:value-type="float" office:value="0.999501504684533" calcext:value-type="float">
            <text:p>0.999501504684533</text:p>
          </table:table-cell>
          <table:table-cell table:style-name="ce13" office:value-type="float" office:value="0.0000753264163307056" calcext:value-type="float">
            <text:p>7.53264163307056E-05</text:p>
          </table:table-cell>
          <table:table-cell table:formula="of:=[.V13]" office:value-type="float" office:value="19" calcext:value-type="float">
            <text:p>19</text:p>
          </table:table-cell>
          <table:table-cell table:style-name="ce13" office:value-type="float" office:value="0.486242540916777" calcext:value-type="float">
            <text:p>0.486242540916777</text:p>
          </table:table-cell>
          <table:table-cell table:style-name="ce13" office:value-type="float" office:value="0.0136838209853376" calcext:value-type="float">
            <text:p>0.0136838209853376</text:p>
          </table:table-cell>
          <table:table-cell table:formula="of:=[.Y13]" office:value-type="float" office:value="8" calcext:value-type="float">
            <text:p>8</text:p>
          </table:table-cell>
          <table:table-cell table:style-name="ce13" office:value-type="float" office:value="0.922898990947488" calcext:value-type="float">
            <text:p>0.922898990947488</text:p>
          </table:table-cell>
          <table:table-cell table:style-name="ce13" office:value-type="float" office:value="0.00571143681733566" calcext:value-type="float">
            <text:p>0.00571143681733566</text:p>
          </table:table-cell>
          <table:table-cell table:formula="of:=[.AB13]" office:value-type="float" office:value="480" calcext:value-type="float">
            <text:p>480</text:p>
          </table:table-cell>
          <table:table-cell table:style-name="ce13" office:value-type="float" office:value="0.842201511196358" calcext:value-type="float">
            <text:p>0.842201511196358</text:p>
          </table:table-cell>
          <table:table-cell table:style-name="ce13" office:value-type="float" office:value="0.00688542769615032" calcext:value-type="float">
            <text:p>0.00688542769615032</text:p>
          </table:table-cell>
          <table:table-cell table:formula="of:=[.AE13]" office:value-type="float" office:value="7" calcext:value-type="float">
            <text:p>7</text:p>
          </table:table-cell>
          <table:table-cell table:style-name="ce13" office:value-type="float" office:value="0.984288426921755" calcext:value-type="float">
            <text:p>0.984288426921755</text:p>
          </table:table-cell>
          <table:table-cell table:style-name="ce13" office:value-type="float" office:value="0.000903693266667392" calcext:value-type="float">
            <text:p>0.000903693266667392</text:p>
          </table:table-cell>
          <table:table-cell table:formula="of:=[.AH13]" office:value-type="float" office:value="7" calcext:value-type="float">
            <text:p>7</text:p>
          </table:table-cell>
          <table:table-cell table:style-name="ce13" office:value-type="float" office:value="0.806868333321822" calcext:value-type="float">
            <text:p>0.806868333321822</text:p>
          </table:table-cell>
          <table:table-cell table:style-name="ce13" office:value-type="float" office:value="0.0216417382115056" calcext:value-type="float">
            <text:p>0.0216417382115056</text:p>
          </table:table-cell>
          <table:table-cell table:formula="of:=[.AK13]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36" table:number-rows-spanned="1">
            <text:p>F1-SCORE</text:p>
          </table:table-cell>
          <table:covered-table-cell table:number-columns-repeated="2" table:style-name="ce1"/>
          <table:covered-table-cell table:number-columns-repeated="33"/>
          <table:table-cell table:number-columns-repeated="33"/>
        </table:table-row>
        <table:table-row table:style-name="ro1">
          <table:table-cell office:value-type="string" calcext:value-type="string">
            <text:p>No-FS</text:p>
          </table:table-cell>
          <table:table-cell table:style-name="Default" table:formula="of:=2*[.B9]*[.B15]/([.B9]+[.B15])" office:value-type="float" office:value="0.996910201933141" calcext:value-type="float">
            <text:p>0.996910201933141</text:p>
          </table:table-cell>
          <table:table-cell table:style-name="Default" table:formula="of:=2*[.C9]*[.C15]/([.C9]+[.C15])" office:value-type="float" office:value="0.000325586644240239" calcext:value-type="float">
            <text:p>0.000325586644240239</text:p>
          </table:table-cell>
          <table:table-cell table:formula="of:=[.D15]" office:value-type="float" office:value="41" calcext:value-type="float">
            <text:p>41</text:p>
          </table:table-cell>
          <table:table-cell table:formula="of:=2*[.E9]*[.E15]/([.E9]+[.E15])" office:value-type="float" office:value="0.933113504808529" calcext:value-type="float">
            <text:p>0.933113504808529</text:p>
          </table:table-cell>
          <table:table-cell table:formula="of:=2*[.F9]*[.F15]/([.F9]+[.F15])" office:value-type="float" office:value="0.0166303858736527" calcext:value-type="float">
            <text:p>0.0166303858736527</text:p>
          </table:table-cell>
          <table:table-cell table:formula="of:=[.G15]" office:value-type="float" office:value="33" calcext:value-type="float">
            <text:p>33</text:p>
          </table:table-cell>
          <table:table-cell table:formula="of:=2*[.H9]*[.H15]/([.H9]+[.H15])" office:value-type="float" office:value="0.959611081751845" calcext:value-type="float">
            <text:p>0.959611081751845</text:p>
          </table:table-cell>
          <table:table-cell table:formula="of:=2*[.I9]*[.I15]/([.I9]+[.I15])" office:value-type="float" office:value="0.0178403857053455" calcext:value-type="float">
            <text:p>0.0178403857053455</text:p>
          </table:table-cell>
          <table:table-cell table:formula="of:=[.J15]" office:value-type="float" office:value="31" calcext:value-type="float">
            <text:p>31</text:p>
          </table:table-cell>
          <table:table-cell table:formula="of:=2*[.K9]*[.K15]/([.K9]+[.K15])" office:value-type="float" office:value="0.528974483404329" calcext:value-type="float">
            <text:p>0.528974483404329</text:p>
          </table:table-cell>
          <table:table-cell table:formula="of:=2*[.L9]*[.L15]/([.L9]+[.L15])" office:value-type="float" office:value="0.019399977284367" calcext:value-type="float">
            <text:p>0.019399977284367</text:p>
          </table:table-cell>
          <table:table-cell table:formula="of:=[.M15]" office:value-type="float" office:value="100" calcext:value-type="float">
            <text:p>100</text:p>
          </table:table-cell>
          <table:table-cell table:formula="of:=2*[.N9]*[.N15]/([.N9]+[.N15])" office:value-type="float" office:value="0.915316183325485" calcext:value-type="float">
            <text:p>0.915316183325485</text:p>
          </table:table-cell>
          <table:table-cell table:formula="of:=2*[.O9]*[.O15]/([.O9]+[.O15])" office:value-type="float" office:value="0.0110147931510603" calcext:value-type="float">
            <text:p>0.0110147931510603</text:p>
          </table:table-cell>
          <table:table-cell table:formula="of:=[.P15]" office:value-type="float" office:value="12" calcext:value-type="float">
            <text:p>12</text:p>
          </table:table-cell>
          <table:table-cell table:formula="of:=2*[.Q9]*[.Q15]/([.Q9]+[.Q15])" office:value-type="float" office:value="0.97907242326237" calcext:value-type="float">
            <text:p>0.97907242326237</text:p>
          </table:table-cell>
          <table:table-cell table:formula="of:=2*[.R9]*[.R15]/([.R9]+[.R15])" office:value-type="float" office:value="0.0182654675396026" calcext:value-type="float">
            <text:p>0.0182654675396026</text:p>
          </table:table-cell>
          <table:table-cell table:formula="of:=[.S15]" office:value-type="float" office:value="13" calcext:value-type="float">
            <text:p>13</text:p>
          </table:table-cell>
          <table:table-cell table:formula="of:=2*[.T9]*[.T15]/([.T9]+[.T15])" office:value-type="float" office:value="0.999650549467744" calcext:value-type="float">
            <text:p>0.999650549467744</text:p>
          </table:table-cell>
          <table:table-cell table:formula="of:=2*[.U9]*[.U15]/([.U9]+[.U15])" office:value-type="float" office:value="0.0000589585403164464" calcext:value-type="float">
            <text:p>5.89585403164464E-05</text:p>
          </table:table-cell>
          <table:table-cell table:formula="of:=[.V15]" office:value-type="float" office:value="30" calcext:value-type="float">
            <text:p>30</text:p>
          </table:table-cell>
          <table:table-cell table:formula="of:=2*[.W9]*[.W15]/([.W9]+[.W15])" office:value-type="float" office:value="0.490047893986466" calcext:value-type="float">
            <text:p>0.490047893986466</text:p>
          </table:table-cell>
          <table:table-cell table:formula="of:=2*[.X9]*[.X15]/([.X9]+[.X15])" office:value-type="float" office:value="0.00861059141721216" calcext:value-type="float">
            <text:p>0.00861059141721216</text:p>
          </table:table-cell>
          <table:table-cell table:formula="of:=[.Y15]" office:value-type="float" office:value="9" calcext:value-type="float">
            <text:p>9</text:p>
          </table:table-cell>
          <table:table-cell table:formula="of:=2*[.Z9]*[.Z15]/([.Z9]+[.Z15])" office:value-type="float" office:value="0.928860022513871" calcext:value-type="float">
            <text:p>0.928860022513871</text:p>
          </table:table-cell>
          <table:table-cell table:formula="of:=2*[.AA9]*[.AA15]/([.AA9]+[.AA15])" office:value-type="float" office:value="0.00576876300574602" calcext:value-type="float">
            <text:p>0.00576876300574602</text:p>
          </table:table-cell>
          <table:table-cell table:formula="of:=[.AB15]" office:value-type="float" office:value="617" calcext:value-type="float">
            <text:p>617</text:p>
          </table:table-cell>
          <table:table-cell table:formula="of:=2*[.AC9]*[.AC15]/([.AC9]+[.AC15])" office:value-type="float" office:value="0.835693263111664" calcext:value-type="float">
            <text:p>0.835693263111664</text:p>
          </table:table-cell>
          <table:table-cell table:formula="of:=2*[.AD9]*[.AD15]/([.AD9]+[.AD15])" office:value-type="float" office:value="0.00623866072824182" calcext:value-type="float">
            <text:p>0.00623866072824182</text:p>
          </table:table-cell>
          <table:table-cell table:formula="of:=[.AE15]" office:value-type="float" office:value="8" calcext:value-type="float">
            <text:p>8</text:p>
          </table:table-cell>
          <table:table-cell table:formula="of:=2*[.AF9]*[.AF15]/([.AF9]+[.AF15])" office:value-type="float" office:value="0.980913605628968" calcext:value-type="float">
            <text:p>0.980913605628968</text:p>
          </table:table-cell>
          <table:table-cell table:formula="of:=2*[.AG9]*[.AG15]/([.AG9]+[.AG15])" office:value-type="float" office:value="0.000498311206626921" calcext:value-type="float">
            <text:p>0.000498311206626921</text:p>
          </table:table-cell>
          <table:table-cell table:formula="of:=[.AH15]" office:value-type="float" office:value="28" calcext:value-type="float">
            <text:p>28</text:p>
          </table:table-cell>
          <table:table-cell table:formula="of:=2*[.AI9]*[.AI15]/([.AI9]+[.AI15])" office:value-type="float" office:value="0.793542405105348" calcext:value-type="float">
            <text:p>0.793542405105348</text:p>
          </table:table-cell>
          <table:table-cell table:formula="of:=2*[.AJ9]*[.AJ15]/([.AJ9]+[.AJ15])" office:value-type="float" office:value="0.0197558529869605" calcext:value-type="float">
            <text:p>0.0197558529869605</text:p>
          </table:table-cell>
          <table:table-cell table:formula="of:=[.AK15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NOVA</text:p>
          </table:table-cell>
          <table:table-cell table:style-name="Default" table:formula="of:=2*[.B10]*[.B16]/([.B10]+[.B16])" office:value-type="float" office:value="0.997111136734305" calcext:value-type="float">
            <text:p>0.997111136734305</text:p>
          </table:table-cell>
          <table:table-cell table:style-name="Default" table:formula="of:=2*[.C10]*[.C16]/([.C10]+[.C16])" office:value-type="float" office:value="0.00024604017125729" calcext:value-type="float">
            <text:p>0.00024604017125729</text:p>
          </table:table-cell>
          <table:table-cell table:formula="of:=[.D16]" office:value-type="float" office:value="37" calcext:value-type="float">
            <text:p>37</text:p>
          </table:table-cell>
          <table:table-cell table:formula="of:=2*[.E10]*[.E16]/([.E10]+[.E16])" office:value-type="float" office:value="0.920190188955564" calcext:value-type="float">
            <text:p>0.920190188955564</text:p>
          </table:table-cell>
          <table:table-cell table:formula="of:=2*[.F10]*[.F16]/([.F10]+[.F16])" office:value-type="float" office:value="0.014920642503473" calcext:value-type="float">
            <text:p>0.014920642503473</text:p>
          </table:table-cell>
          <table:table-cell table:formula="of:=[.G16]" office:value-type="float" office:value="30" calcext:value-type="float">
            <text:p>30</text:p>
          </table:table-cell>
          <table:table-cell table:formula="of:=2*[.H10]*[.H16]/([.H10]+[.H16])" office:value-type="float" office:value="0.961053494014833" calcext:value-type="float">
            <text:p>0.961053494014833</text:p>
          </table:table-cell>
          <table:table-cell table:formula="of:=2*[.I10]*[.I16]/([.I10]+[.I16])" office:value-type="float" office:value="0.0118215327833368" calcext:value-type="float">
            <text:p>0.0118215327833368</text:p>
          </table:table-cell>
          <table:table-cell table:formula="of:=[.J16]" office:value-type="float" office:value="16" calcext:value-type="float">
            <text:p>16</text:p>
          </table:table-cell>
          <table:table-cell table:formula="of:=2*[.K10]*[.K16]/([.K10]+[.K16])" office:value-type="float" office:value="0.528773707817662" calcext:value-type="float">
            <text:p>0.528773707817662</text:p>
          </table:table-cell>
          <table:table-cell table:formula="of:=2*[.L10]*[.L16]/([.L10]+[.L16])" office:value-type="float" office:value="0.0251328444927507" calcext:value-type="float">
            <text:p>0.0251328444927507</text:p>
          </table:table-cell>
          <table:table-cell table:formula="of:=[.M16]" office:value-type="float" office:value="90" calcext:value-type="float">
            <text:p>90</text:p>
          </table:table-cell>
          <table:table-cell table:formula="of:=2*[.N10]*[.N16]/([.N10]+[.N16])" office:value-type="float" office:value="0.839502353590781" calcext:value-type="float">
            <text:p>0.839502353590781</text:p>
          </table:table-cell>
          <table:table-cell table:formula="of:=2*[.O10]*[.O16]/([.O10]+[.O16])" office:value-type="float" office:value="0.0393981924153118" calcext:value-type="float">
            <text:p>0.0393981924153118</text:p>
          </table:table-cell>
          <table:table-cell table:formula="of:=[.P16]" office:value-type="float" office:value="6" calcext:value-type="float">
            <text:p>6</text:p>
          </table:table-cell>
          <table:table-cell table:formula="of:=2*[.Q10]*[.Q16]/([.Q10]+[.Q16])" office:value-type="float" office:value="0.980817539812598" calcext:value-type="float">
            <text:p>0.980817539812598</text:p>
          </table:table-cell>
          <table:table-cell table:formula="of:=2*[.R10]*[.R16]/([.R10]+[.R16])" office:value-type="float" office:value="0.0135547447246398" calcext:value-type="float">
            <text:p>0.0135547447246398</text:p>
          </table:table-cell>
          <table:table-cell table:formula="of:=[.S16]" office:value-type="float" office:value="11" calcext:value-type="float">
            <text:p>11</text:p>
          </table:table-cell>
          <table:table-cell table:formula="of:=2*[.T10]*[.T16]/([.T10]+[.T16])" office:value-type="float" office:value="0.999607134292159" calcext:value-type="float">
            <text:p>0.999607134292159</text:p>
          </table:table-cell>
          <table:table-cell table:formula="of:=2*[.U10]*[.U16]/([.U10]+[.U16])" office:value-type="float" office:value="0.0000642365047804337" calcext:value-type="float">
            <text:p>6.42365047804337E-05</text:p>
          </table:table-cell>
          <table:table-cell table:formula="of:=[.V16]" office:value-type="float" office:value="25" calcext:value-type="float">
            <text:p>25</text:p>
          </table:table-cell>
          <table:table-cell table:formula="of:=2*[.W10]*[.W16]/([.W10]+[.W16])" office:value-type="float" office:value="0.475692413933359" calcext:value-type="float">
            <text:p>0.475692413933359</text:p>
          </table:table-cell>
          <table:table-cell table:formula="of:=2*[.X10]*[.X16]/([.X10]+[.X16])" office:value-type="float" office:value="0.0154203103948909" calcext:value-type="float">
            <text:p>0.0154203103948909</text:p>
          </table:table-cell>
          <table:table-cell table:formula="of:=[.Y16]" office:value-type="float" office:value="8" calcext:value-type="float">
            <text:p>8</text:p>
          </table:table-cell>
          <table:table-cell table:formula="of:=2*[.Z10]*[.Z16]/([.Z10]+[.Z16])" office:value-type="float" office:value="0.909638253480816" calcext:value-type="float">
            <text:p>0.909638253480816</text:p>
          </table:table-cell>
          <table:table-cell table:formula="of:=2*[.AA10]*[.AA16]/([.AA10]+[.AA16])" office:value-type="float" office:value="0.00678183256403568" calcext:value-type="float">
            <text:p>0.00678183256403568</text:p>
          </table:table-cell>
          <table:table-cell table:formula="of:=[.AB16]" office:value-type="float" office:value="560" calcext:value-type="float">
            <text:p>560</text:p>
          </table:table-cell>
          <table:table-cell table:formula="of:=2*[.AC10]*[.AC16]/([.AC10]+[.AC16])" office:value-type="float" office:value="0.804865838305558" calcext:value-type="float">
            <text:p>0.804865838305558</text:p>
          </table:table-cell>
          <table:table-cell table:formula="of:=2*[.AD10]*[.AD16]/([.AD10]+[.AD16])" office:value-type="float" office:value="0.029785753636083" calcext:value-type="float">
            <text:p>0.029785753636083</text:p>
          </table:table-cell>
          <table:table-cell table:formula="of:=[.AE16]" office:value-type="float" office:value="7" calcext:value-type="float">
            <text:p>7</text:p>
          </table:table-cell>
          <table:table-cell table:formula="of:=2*[.AF10]*[.AF16]/([.AF10]+[.AF16])" office:value-type="float" office:value="0.969138636409743" calcext:value-type="float">
            <text:p>0.969138636409743</text:p>
          </table:table-cell>
          <table:table-cell table:formula="of:=2*[.AG10]*[.AG16]/([.AG10]+[.AG16])" office:value-type="float" office:value="0.000527862223346788" calcext:value-type="float">
            <text:p>0.000527862223346788</text:p>
          </table:table-cell>
          <table:table-cell table:formula="of:=[.AH16]" office:value-type="float" office:value="19" calcext:value-type="float">
            <text:p>19</text:p>
          </table:table-cell>
          <table:table-cell table:formula="of:=2*[.AI10]*[.AI16]/([.AI10]+[.AI16])" office:value-type="float" office:value="0.792913215842981" calcext:value-type="float">
            <text:p>0.792913215842981</text:p>
          </table:table-cell>
          <table:table-cell table:formula="of:=2*[.AJ10]*[.AJ16]/([.AJ10]+[.AJ16])" office:value-type="float" office:value="0.01804337674649" calcext:value-type="float">
            <text:p>0.01804337674649</text:p>
          </table:table-cell>
          <table:table-cell table:formula="of:=[.AK16]"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</text:p>
          </table:table-cell>
          <table:table-cell table:style-name="Default" table:formula="of:=2*[.B11]*[.B17]/([.B11]+[.B17])" office:value-type="float" office:value="0.996229845203739" calcext:value-type="float">
            <text:p>0.996229845203739</text:p>
          </table:table-cell>
          <table:table-cell table:style-name="Default" table:formula="of:=2*[.C11]*[.C17]/([.C11]+[.C17])" office:value-type="float" office:value="0.000981460344784652" calcext:value-type="float">
            <text:p>0.000981460344784652</text:p>
          </table:table-cell>
          <table:table-cell table:formula="of:=[.D17]" office:value-type="float" office:value="32" calcext:value-type="float">
            <text:p>32</text:p>
          </table:table-cell>
          <table:table-cell table:formula="of:=2*[.E11]*[.E17]/([.E11]+[.E17])" office:value-type="float" office:value="0.917299249534483" calcext:value-type="float">
            <text:p>0.917299249534483</text:p>
          </table:table-cell>
          <table:table-cell table:formula="of:=2*[.F11]*[.F17]/([.F11]+[.F17])" office:value-type="float" office:value="0.0310502228482791" calcext:value-type="float">
            <text:p>0.0310502228482791</text:p>
          </table:table-cell>
          <table:table-cell table:formula="of:=[.G17]" office:value-type="float" office:value="32" calcext:value-type="float">
            <text:p>32</text:p>
          </table:table-cell>
          <table:table-cell table:formula="of:=2*[.H11]*[.H17]/([.H11]+[.H17])" office:value-type="float" office:value="0.959175465154987" calcext:value-type="float">
            <text:p>0.959175465154987</text:p>
          </table:table-cell>
          <table:table-cell table:formula="of:=2*[.I11]*[.I17]/([.I11]+[.I17])" office:value-type="float" office:value="0.0159708699322553" calcext:value-type="float">
            <text:p>0.0159708699322553</text:p>
          </table:table-cell>
          <table:table-cell table:formula="of:=[.J17]" office:value-type="float" office:value="16" calcext:value-type="float">
            <text:p>16</text:p>
          </table:table-cell>
          <table:table-cell table:formula="of:=2*[.K11]*[.K17]/([.K11]+[.K17])" office:value-type="float" office:value="0.551124771652671" calcext:value-type="float">
            <text:p>0.551124771652671</text:p>
          </table:table-cell>
          <table:table-cell table:formula="of:=2*[.L11]*[.L17]/([.L11]+[.L17])" office:value-type="float" office:value="0.0330371658752863" calcext:value-type="float">
            <text:p>0.0330371658752863</text:p>
          </table:table-cell>
          <table:table-cell table:formula="of:=[.M17]" office:value-type="float" office:value="5" calcext:value-type="float">
            <text:p>5</text:p>
          </table:table-cell>
          <table:table-cell table:formula="of:=2*[.N11]*[.N17]/([.N11]+[.N17])" office:value-type="float" office:value="0.906445415697838" calcext:value-type="float">
            <text:p>0.906445415697838</text:p>
          </table:table-cell>
          <table:table-cell table:formula="of:=2*[.O11]*[.O17]/([.O11]+[.O17])" office:value-type="float" office:value="0.0218307722063787" calcext:value-type="float">
            <text:p>0.0218307722063787</text:p>
          </table:table-cell>
          <table:table-cell table:formula="of:=[.P17]" office:value-type="float" office:value="11" calcext:value-type="float">
            <text:p>11</text:p>
          </table:table-cell>
          <table:table-cell table:formula="of:=2*[.Q11]*[.Q17]/([.Q11]+[.Q17])" office:value-type="float" office:value="0.987507171862349" calcext:value-type="float">
            <text:p>0.987507171862349</text:p>
          </table:table-cell>
          <table:table-cell table:formula="of:=2*[.R11]*[.R17]/([.R11]+[.R17])" office:value-type="float" office:value="0.0104110056049898" calcext:value-type="float">
            <text:p>0.0104110056049898</text:p>
          </table:table-cell>
          <table:table-cell table:formula="of:=[.S17]" office:value-type="float" office:value="12" calcext:value-type="float">
            <text:p>12</text:p>
          </table:table-cell>
          <table:table-cell table:formula="of:=2*[.T11]*[.T17]/([.T11]+[.T17])" office:value-type="float" office:value="0.99646780973434" calcext:value-type="float">
            <text:p>0.99646780973434</text:p>
          </table:table-cell>
          <table:table-cell table:formula="of:=2*[.U11]*[.U17]/([.U11]+[.U17])" office:value-type="float" office:value="0.000123195046099307" calcext:value-type="float">
            <text:p>0.000123195046099307</text:p>
          </table:table-cell>
          <table:table-cell table:formula="of:=[.V17]" office:value-type="float" office:value="20" calcext:value-type="float">
            <text:p>20</text:p>
          </table:table-cell>
          <table:table-cell table:formula="of:=2*[.W11]*[.W17]/([.W11]+[.W17])" office:value-type="float" office:value="0.484375589120004" calcext:value-type="float">
            <text:p>0.484375589120004</text:p>
          </table:table-cell>
          <table:table-cell table:formula="of:=2*[.X11]*[.X17]/([.X11]+[.X17])" office:value-type="float" office:value="0.00552626050903756" calcext:value-type="float">
            <text:p>0.00552626050903756</text:p>
          </table:table-cell>
          <table:table-cell table:formula="of:=[.Y17]" office:value-type="float" office:value="8" calcext:value-type="float">
            <text:p>8</text:p>
          </table:table-cell>
          <table:table-cell table:formula="of:=2*[.Z11]*[.Z17]/([.Z11]+[.Z17])" office:value-type="float" office:value="0.897002461803955" calcext:value-type="float">
            <text:p>0.897002461803955</text:p>
          </table:table-cell>
          <table:table-cell table:formula="of:=2*[.AA11]*[.AA17]/([.AA11]+[.AA17])" office:value-type="float" office:value="0.0070526296400252" calcext:value-type="float">
            <text:p>0.0070526296400252</text:p>
          </table:table-cell>
          <table:table-cell table:formula="of:=[.AB17]" office:value-type="float" office:value="560" calcext:value-type="float">
            <text:p>560</text:p>
          </table:table-cell>
          <table:table-cell table:formula="of:=2*[.AC11]*[.AC17]/([.AC11]+[.AC17])" office:value-type="float" office:value="0.81632517516523" calcext:value-type="float">
            <text:p>0.81632517516523</text:p>
          </table:table-cell>
          <table:table-cell table:formula="of:=2*[.AD11]*[.AD17]/([.AD11]+[.AD17])" office:value-type="float" office:value="0.0150122676559977" calcext:value-type="float">
            <text:p>0.0150122676559977</text:p>
          </table:table-cell>
          <table:table-cell table:formula="of:=[.AE17]" office:value-type="float" office:value="7" calcext:value-type="float">
            <text:p>7</text:p>
          </table:table-cell>
          <table:table-cell table:formula="of:=2*[.AF11]*[.AF17]/([.AF11]+[.AF17])" office:value-type="float" office:value="0.985355544768295" calcext:value-type="float">
            <text:p>0.985355544768295</text:p>
          </table:table-cell>
          <table:table-cell table:formula="of:=2*[.AG11]*[.AG17]/([.AG11]+[.AG17])" office:value-type="float" office:value="0.00784845080728955" calcext:value-type="float">
            <text:p>0.00784845080728955</text:p>
          </table:table-cell>
          <table:table-cell table:formula="of:=[.AH17]" office:value-type="float" office:value="13" calcext:value-type="float">
            <text:p>13</text:p>
          </table:table-cell>
          <table:table-cell table:formula="of:=2*[.AI11]*[.AI17]/([.AI11]+[.AI17])" office:value-type="float" office:value="0.79549638612147" calcext:value-type="float">
            <text:p>0.79549638612147</text:p>
          </table:table-cell>
          <table:table-cell table:formula="of:=2*[.AJ11]*[.AJ17]/([.AJ11]+[.AJ17])" office:value-type="float" office:value="0.0309872336441806" calcext:value-type="float">
            <text:p>0.0309872336441806</text:p>
          </table:table-cell>
          <table:table-cell table:formula="of:=[.AK17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FiS</text:p>
          </table:table-cell>
          <table:table-cell table:style-name="Default" table:formula="of:=2*[.B12]*[.B18]/([.B12]+[.B18])" office:value-type="float" office:value="0.996030545965059" calcext:value-type="float">
            <text:p>0.996030545965059</text:p>
          </table:table-cell>
          <table:table-cell table:style-name="Default" table:formula="of:=2*[.C12]*[.C18]/([.C12]+[.C18])" office:value-type="float" office:value="0.0014298894315997" calcext:value-type="float">
            <text:p>0.0014298894315997</text:p>
          </table:table-cell>
          <table:table-cell table:formula="of:=[.D18]" office:value-type="float" office:value="25" calcext:value-type="float">
            <text:p>25</text:p>
          </table:table-cell>
          <table:table-cell table:formula="of:=2*[.E12]*[.E18]/([.E12]+[.E18])" office:value-type="float" office:value="0.929189096933355" calcext:value-type="float">
            <text:p>0.929189096933355</text:p>
          </table:table-cell>
          <table:table-cell table:formula="of:=2*[.F12]*[.F18]/([.F12]+[.F18])" office:value-type="float" office:value="0.0155605524605065" calcext:value-type="float">
            <text:p>0.0155605524605065</text:p>
          </table:table-cell>
          <table:table-cell table:formula="of:=[.G18]" office:value-type="float" office:value="22" calcext:value-type="float">
            <text:p>22</text:p>
          </table:table-cell>
          <table:table-cell table:formula="of:=2*[.H12]*[.H18]/([.H12]+[.H18])" office:value-type="float" office:value="0.960315304834711" calcext:value-type="float">
            <text:p>0.960315304834711</text:p>
          </table:table-cell>
          <table:table-cell table:formula="of:=2*[.I12]*[.I18]/([.I12]+[.I18])" office:value-type="float" office:value="0.0195295135409814" calcext:value-type="float">
            <text:p>0.0195295135409814</text:p>
          </table:table-cell>
          <table:table-cell table:formula="of:=[.J18]" office:value-type="float" office:value="18" calcext:value-type="float">
            <text:p>18</text:p>
          </table:table-cell>
          <table:table-cell table:formula="of:=2*[.K12]*[.K18]/([.K12]+[.K18])" office:value-type="float" office:value="0.532571783103507" calcext:value-type="float">
            <text:p>0.532571783103507</text:p>
          </table:table-cell>
          <table:table-cell table:formula="of:=2*[.L12]*[.L18]/([.L12]+[.L18])" office:value-type="float" office:value="0.0295640078682892" calcext:value-type="float">
            <text:p>0.0295640078682892</text:p>
          </table:table-cell>
          <table:table-cell table:formula="of:=[.M18]" office:value-type="float" office:value="10" calcext:value-type="float">
            <text:p>10</text:p>
          </table:table-cell>
          <table:table-cell table:formula="of:=2*[.N12]*[.N18]/([.N12]+[.N18])" office:value-type="float" office:value="0.910418959855405" calcext:value-type="float">
            <text:p>0.910418959855405</text:p>
          </table:table-cell>
          <table:table-cell table:formula="of:=2*[.O12]*[.O18]/([.O12]+[.O18])" office:value-type="float" office:value="0.0141459766978387" calcext:value-type="float">
            <text:p>0.0141459766978387</text:p>
          </table:table-cell>
          <table:table-cell table:formula="of:=[.P18]" office:value-type="float" office:value="11" calcext:value-type="float">
            <text:p>11</text:p>
          </table:table-cell>
          <table:table-cell table:formula="of:=2*[.Q12]*[.Q18]/([.Q12]+[.Q18])" office:value-type="float" office:value="0.981478283565604" calcext:value-type="float">
            <text:p>0.981478283565604</text:p>
          </table:table-cell>
          <table:table-cell table:formula="of:=2*[.R12]*[.R18]/([.R12]+[.R18])" office:value-type="float" office:value="0.0273220838472431" calcext:value-type="float">
            <text:p>0.0273220838472431</text:p>
          </table:table-cell>
          <table:table-cell table:formula="of:=[.S18]" office:value-type="float" office:value="9" calcext:value-type="float">
            <text:p>9</text:p>
          </table:table-cell>
          <table:table-cell table:formula="of:=2*[.T12]*[.T18]/([.T12]+[.T18])" office:value-type="float" office:value="0.999507764144578" calcext:value-type="float">
            <text:p>0.999507764144578</text:p>
          </table:table-cell>
          <table:table-cell table:formula="of:=2*[.U12]*[.U18]/([.U12]+[.U18])" office:value-type="float" office:value="0.000100826701515638" calcext:value-type="float">
            <text:p>0.000100826701515638</text:p>
          </table:table-cell>
          <table:table-cell table:formula="of:=[.V18]" office:value-type="float" office:value="22" calcext:value-type="float">
            <text:p>22</text:p>
          </table:table-cell>
          <table:table-cell table:formula="of:=2*[.W12]*[.W18]/([.W12]+[.W18])" office:value-type="float" office:value="0.484761303464068" calcext:value-type="float">
            <text:p>0.484761303464068</text:p>
          </table:table-cell>
          <table:table-cell table:formula="of:=2*[.X12]*[.X18]/([.X12]+[.X18])" office:value-type="float" office:value="0.0136027371136626" calcext:value-type="float">
            <text:p>0.0136027371136626</text:p>
          </table:table-cell>
          <table:table-cell table:formula="of:=[.Y18]" office:value-type="float" office:value="8" calcext:value-type="float">
            <text:p>8</text:p>
          </table:table-cell>
          <table:table-cell table:formula="of:=2*[.Z12]*[.Z18]/([.Z12]+[.Z18])" office:value-type="float" office:value="0.928289404736221" calcext:value-type="float">
            <text:p>0.928289404736221</text:p>
          </table:table-cell>
          <table:table-cell table:formula="of:=2*[.AA12]*[.AA18]/([.AA12]+[.AA18])" office:value-type="float" office:value="0.00353726883308315" calcext:value-type="float">
            <text:p>0.00353726883308315</text:p>
          </table:table-cell>
          <table:table-cell table:formula="of:=[.AB18]" office:value-type="float" office:value="480" calcext:value-type="float">
            <text:p>480</text:p>
          </table:table-cell>
          <table:table-cell table:formula="of:=2*[.AC12]*[.AC18]/([.AC12]+[.AC18])" office:value-type="float" office:value="0.836866885919026" calcext:value-type="float">
            <text:p>0.836866885919026</text:p>
          </table:table-cell>
          <table:table-cell table:formula="of:=2*[.AD12]*[.AD18]/([.AD12]+[.AD18])" office:value-type="float" office:value="0.00865337276666341" calcext:value-type="float">
            <text:p>0.00865337276666341</text:p>
          </table:table-cell>
          <table:table-cell table:formula="of:=[.AE18]" office:value-type="float" office:value="7" calcext:value-type="float">
            <text:p>7</text:p>
          </table:table-cell>
          <table:table-cell table:formula="of:=2*[.AF12]*[.AF18]/([.AF12]+[.AF18])" office:value-type="float" office:value="0.981260140441773" calcext:value-type="float">
            <text:p>0.981260140441773</text:p>
          </table:table-cell>
          <table:table-cell table:formula="of:=2*[.AG12]*[.AG18]/([.AG12]+[.AG18])" office:value-type="float" office:value="0.000785270826180053" calcext:value-type="float">
            <text:p>0.000785270826180053</text:p>
          </table:table-cell>
          <table:table-cell table:formula="of:=[.AH18]" office:value-type="float" office:value="7" calcext:value-type="float">
            <text:p>7</text:p>
          </table:table-cell>
          <table:table-cell table:formula="of:=2*[.AI12]*[.AI18]/([.AI12]+[.AI18])" office:value-type="float" office:value="0.797573903247163" calcext:value-type="float">
            <text:p>0.797573903247163</text:p>
          </table:table-cell>
          <table:table-cell table:formula="of:=2*[.AJ12]*[.AJ18]/([.AJ12]+[.AJ18])" office:value-type="float" office:value="0.0195056354536467" calcext:value-type="float">
            <text:p>0.0195056354536467</text:p>
          </table:table-cell>
          <table:table-cell table:formula="of:=[.AK18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ed-MoFS</text:p>
          </table:table-cell>
          <table:table-cell table:style-name="Default" table:formula="of:=2*[.B13]*[.B19]/([.B13]+[.B19])" office:value-type="float" office:value="0.996209138751227" calcext:value-type="float">
            <text:p>0.996209138751227</text:p>
          </table:table-cell>
          <table:table-cell table:style-name="Default" table:formula="of:=2*[.C13]*[.C19]/([.C13]+[.C19])" office:value-type="float" office:value="0.000716477866759996" calcext:value-type="float">
            <text:p>0.000716477866759996</text:p>
          </table:table-cell>
          <table:table-cell table:formula="of:=[.D19]" office:value-type="float" office:value="24" calcext:value-type="float">
            <text:p>24</text:p>
          </table:table-cell>
          <table:table-cell table:formula="of:=2*[.E13]*[.E19]/([.E13]+[.E19])" office:value-type="float" office:value="0.935500461510645" calcext:value-type="float">
            <text:p>0.935500461510645</text:p>
          </table:table-cell>
          <table:table-cell table:formula="of:=2*[.F13]*[.F19]/([.F13]+[.F19])" office:value-type="float" office:value="0.021518466557669" calcext:value-type="float">
            <text:p>0.021518466557669</text:p>
          </table:table-cell>
          <table:table-cell table:formula="of:=[.G19]" office:value-type="float" office:value="25" calcext:value-type="float">
            <text:p>25</text:p>
          </table:table-cell>
          <table:table-cell table:formula="of:=2*[.H13]*[.H19]/([.H13]+[.H19])" office:value-type="float" office:value="0.966626876751308" calcext:value-type="float">
            <text:p>0.966626876751308</text:p>
          </table:table-cell>
          <table:table-cell table:formula="of:=2*[.I13]*[.I19]/([.I13]+[.I19])" office:value-type="float" office:value="0.00901280946825301" calcext:value-type="float">
            <text:p>0.00901280946825301</text:p>
          </table:table-cell>
          <table:table-cell table:formula="of:=[.J19]" office:value-type="float" office:value="12" calcext:value-type="float">
            <text:p>12</text:p>
          </table:table-cell>
          <table:table-cell table:formula="of:=2*[.K13]*[.K19]/([.K13]+[.K19])" office:value-type="float" office:value="0.531314151212936" calcext:value-type="float">
            <text:p>0.531314151212936</text:p>
          </table:table-cell>
          <table:table-cell table:formula="of:=2*[.L13]*[.L19]/([.L13]+[.L19])" office:value-type="float" office:value="0.0317803315380267" calcext:value-type="float">
            <text:p>0.0317803315380267</text:p>
          </table:table-cell>
          <table:table-cell table:formula="of:=[.M19]" office:value-type="float" office:value="10" calcext:value-type="float">
            <text:p>10</text:p>
          </table:table-cell>
          <table:table-cell table:formula="of:=2*[.N13]*[.N19]/([.N13]+[.N19])" office:value-type="float" office:value="0.912980090749299" calcext:value-type="float">
            <text:p>0.912980090749299</text:p>
          </table:table-cell>
          <table:table-cell table:formula="of:=2*[.O13]*[.O19]/([.O13]+[.O19])" office:value-type="float" office:value="0.0210027049339415" calcext:value-type="float">
            <text:p>0.0210027049339415</text:p>
          </table:table-cell>
          <table:table-cell table:formula="of:=[.P19]" office:value-type="float" office:value="10" calcext:value-type="float">
            <text:p>10</text:p>
          </table:table-cell>
          <table:table-cell table:formula="of:=2*[.Q13]*[.Q19]/([.Q13]+[.Q19])" office:value-type="float" office:value="0.984856221501434" calcext:value-type="float">
            <text:p>0.984856221501434</text:p>
          </table:table-cell>
          <table:table-cell table:formula="of:=2*[.R13]*[.R19]/([.R13]+[.R19])" office:value-type="float" office:value="0.0135943291104397" calcext:value-type="float">
            <text:p>0.0135943291104397</text:p>
          </table:table-cell>
          <table:table-cell table:formula="of:=[.S19]" office:value-type="float" office:value="10" calcext:value-type="float">
            <text:p>10</text:p>
          </table:table-cell>
          <table:table-cell table:formula="of:=2*[.T13]*[.T19]/([.T13]+[.T19])" office:value-type="float" office:value="0.999501612832484" calcext:value-type="float">
            <text:p>0.999501612832484</text:p>
          </table:table-cell>
          <table:table-cell table:formula="of:=2*[.U13]*[.U19]/([.U13]+[.U19])" office:value-type="float" office:value="0.0000753059469550775" calcext:value-type="float">
            <text:p>7.53059469550775E-05</text:p>
          </table:table-cell>
          <table:table-cell table:formula="of:=[.V19]" office:value-type="float" office:value="19" calcext:value-type="float">
            <text:p>19</text:p>
          </table:table-cell>
          <table:table-cell table:formula="of:=2*[.W13]*[.W19]/([.W13]+[.W19])" office:value-type="float" office:value="0.485824788061922" calcext:value-type="float">
            <text:p>0.485824788061922</text:p>
          </table:table-cell>
          <table:table-cell table:formula="of:=2*[.X13]*[.X19]/([.X13]+[.X19])" office:value-type="float" office:value="0.0140771043675901" calcext:value-type="float">
            <text:p>0.0140771043675901</text:p>
          </table:table-cell>
          <table:table-cell table:formula="of:=[.Y19]" office:value-type="float" office:value="8" calcext:value-type="float">
            <text:p>8</text:p>
          </table:table-cell>
          <table:table-cell table:formula="of:=2*[.Z13]*[.Z19]/([.Z13]+[.Z19])" office:value-type="float" office:value="0.926282866325006" calcext:value-type="float">
            <text:p>0.926282866325006</text:p>
          </table:table-cell>
          <table:table-cell table:formula="of:=2*[.AA13]*[.AA19]/([.AA13]+[.AA19])" office:value-type="float" office:value="0.00536790932292815" calcext:value-type="float">
            <text:p>0.00536790932292815</text:p>
          </table:table-cell>
          <table:table-cell table:formula="of:=[.AB19]" office:value-type="float" office:value="480" calcext:value-type="float">
            <text:p>480</text:p>
          </table:table-cell>
          <table:table-cell table:formula="of:=2*[.AC13]*[.AC19]/([.AC13]+[.AC19])" office:value-type="float" office:value="0.842485933999034" calcext:value-type="float">
            <text:p>0.842485933999034</text:p>
          </table:table-cell>
          <table:table-cell table:formula="of:=2*[.AD13]*[.AD19]/([.AD13]+[.AD19])" office:value-type="float" office:value="0.0068201030003242" calcext:value-type="float">
            <text:p>0.0068201030003242</text:p>
          </table:table-cell>
          <table:table-cell table:formula="of:=[.AE19]" office:value-type="float" office:value="7" calcext:value-type="float">
            <text:p>7</text:p>
          </table:table-cell>
          <table:table-cell table:formula="of:=2*[.AF13]*[.AF19]/([.AF13]+[.AF19])" office:value-type="float" office:value="0.984450846824715" calcext:value-type="float">
            <text:p>0.984450846824715</text:p>
          </table:table-cell>
          <table:table-cell table:formula="of:=2*[.AG13]*[.AG19]/([.AG13]+[.AG19])" office:value-type="float" office:value="0.000884789014654811" calcext:value-type="float">
            <text:p>0.000884789014654811</text:p>
          </table:table-cell>
          <table:table-cell table:formula="of:=[.AH19]" office:value-type="float" office:value="7" calcext:value-type="float">
            <text:p>7</text:p>
          </table:table-cell>
          <table:table-cell table:formula="of:=2*[.AI13]*[.AI19]/([.AI13]+[.AI19])" office:value-type="float" office:value="0.809108452555966" calcext:value-type="float">
            <text:p>0.809108452555966</text:p>
          </table:table-cell>
          <table:table-cell table:formula="of:=2*[.AJ13]*[.AJ19]/([.AJ13]+[.AJ19])" office:value-type="float" office:value="0.0228488357850022" calcext:value-type="float">
            <text:p>0.0228488357850022</text:p>
          </table:table-cell>
          <table:table-cell table:formula="of:=[.AK19]" office:value-type="float" office:value="3" calcext:value-type="float">
            <text:p>3</text:p>
          </table:table-cell>
          <table:table-cell table:number-columns-repeated="3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7"/>
        </table:table-row>
        <table:table-row table:style-name="ro1">
          <table:table-cell/>
          <table:table-cell table:style-name="ce2" table:number-columns-repeated="2"/>
          <table:table-cell table:number-columns-repeated="67"/>
        </table:table-row>
        <table:table-row table:style-name="ro1">
          <table:table-cell/>
          <table:table-cell table:style-name="Default" table:number-columns-repeated="2"/>
          <table:table-cell table:number-columns-repeated="67"/>
        </table:table-row>
        <table:table-row table:style-name="ro1">
          <table:table-cell/>
          <table:table-cell table:style-name="ce2" table:number-columns-repeated="2"/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0:42:17.004692687</meta:creation-date>
    <dc:date>2023-07-23T14:52:17.914690853</dc:date>
    <meta:editing-duration>P1DT21H21M13S</meta:editing-duration>
    <meta:editing-cycles>39</meta:editing-cycles>
    <meta:generator>LibreOffice/7.3.7.2$Linux_X86_64 LibreOffice_project/30$Build-2</meta:generator>
    <meta:document-statistic meta:table-count="1" meta:cell-count="781" meta:object-count="0"/>
  </office:meta>
</office:document-meta>
</file>